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Заголовок_5f_пакета" style:display-name="Заголовок_пакета" style:family="table">
      <style:table-properties style:width="25.7cm" style:rel-width="100%" table:align="left"/>
    </style:style>
    <style:style style:name="Заголовок_5f_пакета.A" style:display-name="Заголовок_пакета.A" style:family="table-column">
      <style:table-column-properties style:column-width="4.26cm" style:rel-column-width="2415*"/>
    </style:style>
    <style:style style:name="Заголовок_5f_пакета.B" style:display-name="Заголовок_пакета.B" style:family="table-column">
      <style:table-column-properties style:column-width="2.838cm" style:rel-column-width="1609*"/>
    </style:style>
    <style:style style:name="Заголовок_5f_пакета.C" style:display-name="Заголовок_пакета.C" style:family="table-column">
      <style:table-column-properties style:column-width="2.836cm" style:rel-column-width="1608*"/>
    </style:style>
    <style:style style:name="Заголовок_5f_пакета.D" style:display-name="Заголовок_пакета.D" style:family="table-column">
      <style:table-column-properties style:column-width="3.025cm" style:rel-column-width="1715*"/>
    </style:style>
    <style:style style:name="Заголовок_5f_пакета.E" style:display-name="Заголовок_пакета.E" style:family="table-column">
      <style:table-column-properties style:column-width="4.718cm" style:rel-column-width="2675*"/>
    </style:style>
    <style:style style:name="Заголовок_5f_пакета.F" style:display-name="Заголовок_пакета.F" style:family="table-column">
      <style:table-column-properties style:column-width="8.022cm" style:rel-column-width="4548*"/>
    </style:style>
    <style:style style:name="Заголовок_5f_пакета.A1" style:display-name="Заголовок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Заголовок_5f_пакета.F1" style:display-name="Заголовок_пакета.F1" style:family="table-cell">
      <style:table-cell-properties fo:padding="0.097cm" fo:border="0.5pt solid #000000"/>
    </style:style>
    <style:style style:name="Заголовок_5f_пакета.A2" style:display-name="Заголовок_пакета.A2" style:family="table-cell">
      <style:table-cell-properties fo:padding="0.097cm" fo:border-left="0.5pt solid #000000" fo:border-right="none" fo:border-top="none" fo:border-bottom="0.5pt solid #000000"/>
    </style:style>
    <style:style style:name="Заголовок_5f_пакета.F2" style:display-name="Заголовок_пакета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2.85cm" style:rel-column-width="32767*"/>
    </style:style>
    <style:style style:name="Таблица2.B" style:family="table-column">
      <style:table-column-properties style:column-width="12.8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ип_5f_пакета" style:display-name="Тип_пакета" style:family="table">
      <style:table-properties style:width="25.7cm" table:align="margins"/>
    </style:style>
    <style:style style:name="Тип_5f_пакета.A" style:display-name="Тип_пакета.A" style:family="table-column">
      <style:table-column-properties style:column-width="12.85cm" style:rel-column-width="32767*"/>
    </style:style>
    <style:style style:name="Тип_5f_пакета.B" style:display-name="Тип_пакета.B" style:family="table-column">
      <style:table-column-properties style:column-width="12.85cm" style:rel-column-width="32768*"/>
    </style:style>
    <style:style style:name="Тип_5f_пакета.A1" style:display-name="Тип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Тип_5f_пакета.B1" style:display-name="Тип_пакета.B1" style:family="table-cell">
      <style:table-cell-properties fo:padding="0.097cm" fo:border="0.5pt solid #000000"/>
    </style:style>
    <style:style style:name="Тип_5f_пакета.A2" style:display-name="Тип_пакета.A2" style:family="table-cell">
      <style:table-cell-properties fo:padding="0.097cm" fo:border-left="0.5pt solid #000000" fo:border-right="none" fo:border-top="none" fo:border-bottom="0.5pt solid #000000"/>
    </style:style>
    <style:style style:name="Тип_5f_пакета.B2" style:display-name="Тип_пакета.B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" style:display-name="Вид_пакета" style:family="table">
      <style:table-properties style:width="25.7cm" table:align="margins"/>
    </style:style>
    <style:style style:name="Вид_5f_пакета.A" style:display-name="Вид_пакета.A" style:family="table-column">
      <style:table-column-properties style:column-width="8.565cm" style:rel-column-width="21844*"/>
    </style:style>
    <style:style style:name="Вид_5f_пакета.B" style:display-name="Вид_пакета.B" style:family="table-column">
      <style:table-column-properties style:column-width="8.567cm" style:rel-column-width="21846*"/>
    </style:style>
    <style:style style:name="Вид_5f_пакета.C" style:display-name="Вид_пакета.C" style:family="table-column">
      <style:table-column-properties style:column-width="8.567cm" style:rel-column-width="21845*"/>
    </style:style>
    <style:style style:name="Вид_5f_пакета.A1" style:display-name="Вид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Вид_5f_пакета.C1" style:display-name="Вид_пакета.C1" style:family="table-cell">
      <style:table-cell-properties fo:padding="0.097cm" fo:border="0.5pt solid #000000"/>
    </style:style>
    <style:style style:name="Вид_5f_пакета.A2" style:display-name="Вид_пакета.A2" style:family="table-cell">
      <style:table-cell-properties fo:padding="0.097cm" fo:border-left="0.5pt solid #000000" fo:border-right="none" fo:border-top="none" fo:border-bottom="0.5pt solid #000000"/>
    </style:style>
    <style:style style:name="Вид_5f_пакета.C2" style:display-name="Вид_пакета.C2" style:family="table-cell">
      <style:table-cell-properties fo:padding="0.097cm" fo:border-left="0.5pt solid #000000" fo:border-right="0.5pt solid #000000" fo:border-top="none" fo:border-bottom="0.5pt solid #000000"/>
    </style:style>
    <style:style style:name="Флаги" style:family="table">
      <style:table-properties style:width="25.7cm" table:align="margins"/>
    </style:style>
    <style:style style:name="Флаги.A" style:family="table-column">
      <style:table-column-properties style:column-width="12.85cm" style:rel-column-width="32767*"/>
    </style:style>
    <style:style style:name="Флаги.B" style:family="table-column">
      <style:table-column-properties style:column-width="12.85cm" style:rel-column-width="32768*"/>
    </style:style>
    <style:style style:name="Флаги.A1" style:family="table-cell">
      <style:table-cell-properties fo:padding="0.097cm" fo:border-left="0.5pt solid #000000" fo:border-right="none" fo:border-top="0.5pt solid #000000" fo:border-bottom="0.5pt solid #000000"/>
    </style:style>
    <style:style style:name="Флаги.B1" style:family="table-cell">
      <style:table-cell-properties fo:padding="0.097cm" fo:border="0.5pt solid #000000"/>
    </style:style>
    <style:style style:name="Флаги.A2" style:family="table-cell">
      <style:table-cell-properties fo:padding="0.097cm" fo:border-left="0.5pt solid #000000" fo:border-right="none" fo:border-top="none" fo:border-bottom="0.5pt solid #000000"/>
    </style:style>
    <style:style style:name="Флаги.B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" style:display-name="Идентификация_устройства" style:family="table">
      <style:table-properties style:width="25.7cm" style:rel-width="100%" table:align="center"/>
    </style:style>
    <style:style style:name="Идентификация_5f_устройства.A" style:display-name="Идентификация_устройства.A" style:family="table-column">
      <style:table-column-properties style:column-width="2.977cm" style:rel-column-width="1688*"/>
    </style:style>
    <style:style style:name="Идентификация_5f_устройства.B" style:display-name="Идентификация_устройства.B" style:family="table-column">
      <style:table-column-properties style:column-width="3.554cm" style:rel-column-width="2015*"/>
    </style:style>
    <style:style style:name="Идентификация_5f_устройства.C" style:display-name="Идентификация_устройства.C" style:family="table-column">
      <style:table-column-properties style:column-width="4.207cm" style:rel-column-width="2385*"/>
    </style:style>
    <style:style style:name="Идентификация_5f_устройства.D" style:display-name="Идентификация_устройства.D" style:family="table-column">
      <style:table-column-properties style:column-width="2.905cm" style:rel-column-width="1647*"/>
    </style:style>
    <style:style style:name="Идентификация_5f_устройства.E" style:display-name="Идентификация_устройства.E" style:family="table-column">
      <style:table-column-properties style:column-width="1.113cm" style:rel-column-width="631*"/>
    </style:style>
    <style:style style:name="Идентификация_5f_устройства.F" style:display-name="Идентификация_устройства.F" style:family="table-column">
      <style:table-column-properties style:column-width="4.02cm" style:rel-column-width="2279*"/>
    </style:style>
    <style:style style:name="Идентификация_5f_устройства.G" style:display-name="Идентификация_устройства.G" style:family="table-column">
      <style:table-column-properties style:column-width="1.737cm" style:rel-column-width="985*"/>
    </style:style>
    <style:style style:name="Идентификация_5f_устройства.H" style:display-name="Идентификация_устройства.H" style:family="table-column">
      <style:table-column-properties style:column-width="5.186cm" style:rel-column-width="2940*"/>
    </style:style>
    <style:style style:name="Идентификация_5f_устройства.A1" style:display-name="Идентификация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Идентификация_5f_устройства.H1" style:display-name="Идентификация_устройства.H1" style:family="table-cell">
      <style:table-cell-properties style:vertical-align="middle" fo:padding="0.097cm" fo:border="0.5pt solid #000000"/>
    </style:style>
    <style:style style:name="Идентификация_5f_устройства.2" style:display-name="Идентификация_устройства.2" style:family="table-row">
      <style:table-row-properties style:min-row-height="0.676cm"/>
    </style:style>
    <style:style style:name="Идентификация_5f_устройства.A2" style:display-name="Идентификация_устройства.A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B2" style:display-name="Идентификация_устройства.B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C2" style:display-name="Идентификация_устройства.C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D2" style:display-name="Идентификация_устройства.D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F2" style:display-name="Идентификация_устройства.F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G2" style:display-name="Идентификация_устройства.G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H2" style:display-name="Идентификация_устройства.H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.A3" style:display-name="Идентификация_устройства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Идентификация_5f_устройства.E3" style:display-name="Идентификация_устройства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25.7cm" table:align="margins"/>
    </style:style>
    <style:style style:name="Таблица27.A" style:family="table-column">
      <style:table-column-properties style:column-width="12.85cm" style:rel-column-width="32767*"/>
    </style:style>
    <style:style style:name="Таблица27.B" style:family="table-column">
      <style:table-column-properties style:column-width="12.85cm" style:rel-column-width="32768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B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B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" style:display-name="Состояние_устройства" style:family="table">
      <style:table-properties style:width="25.7cm" style:rel-width="100%" table:align="left"/>
    </style:style>
    <style:style style:name="Состояние_5f_устройства.A" style:display-name="Состояние_устройства.A" style:family="table-column">
      <style:table-column-properties style:column-width="5.156cm" style:rel-column-width="3037*"/>
    </style:style>
    <style:style style:name="Состояние_5f_устройства.B" style:display-name="Состояние_устройства.B" style:family="table-column">
      <style:table-column-properties style:column-width="4.849cm" style:rel-column-width="2856*"/>
    </style:style>
    <style:style style:name="Состояние_5f_устройства.C" style:display-name="Состояние_устройства.C" style:family="table-column">
      <style:table-column-properties style:column-width="2.845cm" style:rel-column-width="1676*"/>
    </style:style>
    <style:style style:name="Состояние_5f_устройства.D" style:display-name="Состояние_устройства.D" style:family="table-column">
      <style:table-column-properties style:column-width="1.423cm" style:rel-column-width="838*"/>
    </style:style>
    <style:style style:name="Состояние_5f_устройства.E" style:display-name="Состояние_устройства.E" style:family="table-column">
      <style:table-column-properties style:column-width="5.158cm" style:rel-column-width="3038*"/>
    </style:style>
    <style:style style:name="Состояние_5f_устройства.F" style:display-name="Состояние_устройства.F" style:family="table-column">
      <style:table-column-properties style:column-width="6.269cm" style:rel-column-width="3693*"/>
    </style:style>
    <style:style style:name="Состояние_5f_устройства.A1" style:display-name="Состояние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Состояние_5f_устройства.F1" style:display-name="Состояние_устройства.F1" style:family="table-cell">
      <style:table-cell-properties style:vertical-align="middle" fo:padding="0.097cm" fo:border="0.5pt solid #000000"/>
    </style:style>
    <style:style style:name="Состояние_5f_устройства.A2" style:display-name="Состояние_устройства.A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B2" style:display-name="Состояние_устройства.B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C2" style:display-name="Состояние_устройства.C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E2" style:display-name="Состояние_устройства.E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F2" style:display-name="Состояние_устройства.F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3" style:display-name="Состояние_устройства.A3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3" style:display-name="Состояние_устройства.D3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4" style:display-name="Состояние_устройства.A4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4" style:display-name="Состояние_устройства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25.7cm" table:align="margins"/>
    </style:style>
    <style:style style:name="Таблица32.A" style:family="table-column">
      <style:table-column-properties style:column-width="12.85cm" style:rel-column-width="32767*"/>
    </style:style>
    <style:style style:name="Таблица32.B" style:family="table-column">
      <style:table-column-properties style:column-width="12.85cm" style:rel-column-width="32768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25.7cm" table:align="margins"/>
    </style:style>
    <style:style style:name="Таблица33.A" style:family="table-column">
      <style:table-column-properties style:column-width="12.85cm" style:rel-column-width="32767*"/>
    </style:style>
    <style:style style:name="Таблица33.B" style:family="table-column">
      <style:table-column-properties style:column-width="12.85cm" style:rel-column-width="32768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B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B2" style:family="table-cell">
      <style:table-cell-properties fo:padding="0.097cm" fo:border-left="0.5pt solid #000000" fo:border-right="0.5pt solid #000000" fo:border-top="none" fo:border-bottom="0.5pt solid #000000"/>
    </style:style>
    <style:style style:name="Чтение_2f_Запись_5f_данных" style:display-name="Чтение/Запись_данных" style:family="table">
      <style:table-properties style:width="25.7cm" style:rel-width="100%" table:align="left"/>
    </style:style>
    <style:style style:name="Чтение_2f_Запись_5f_данных.A" style:display-name="Чтение/Запись_данных.A" style:family="table-column">
      <style:table-column-properties style:column-width="5.156cm" style:rel-column-width="3037*"/>
    </style:style>
    <style:style style:name="Чтение_2f_Запись_5f_данных.B" style:display-name="Чтение/Запись_данных.B" style:family="table-column">
      <style:table-column-properties style:column-width="4.849cm" style:rel-column-width="2856*"/>
    </style:style>
    <style:style style:name="Чтение_2f_Запись_5f_данных.C" style:display-name="Чтение/Запись_данных.C" style:family="table-column">
      <style:table-column-properties style:column-width="2.845cm" style:rel-column-width="1676*"/>
    </style:style>
    <style:style style:name="Чтение_2f_Запись_5f_данных.D" style:display-name="Чтение/Запись_данных.D" style:family="table-column">
      <style:table-column-properties style:column-width="1.423cm" style:rel-column-width="838*"/>
    </style:style>
    <style:style style:name="Чтение_2f_Запись_5f_данных.E" style:display-name="Чтение/Запись_данных.E" style:family="table-column">
      <style:table-column-properties style:column-width="5.158cm" style:rel-column-width="3038*"/>
    </style:style>
    <style:style style:name="Чтение_2f_Запись_5f_данных.F" style:display-name="Чтение/Запись_данных.F" style:family="table-column">
      <style:table-column-properties style:column-width="6.269cm" style:rel-column-width="3693*"/>
    </style:style>
    <style:style style:name="Чтение_2f_Запись_5f_данных.A1" style:display-name="Чтение/Запись_данных.A1" style:family="table-cell">
      <style:table-cell-properties fo:padding="0.097cm" fo:border-left="0.5pt solid #000000" fo:border-right="none" fo:border-top="0.5pt solid #000000" fo:border-bottom="0.5pt solid #000000"/>
    </style:style>
    <style:style style:name="Чтение_2f_Запись_5f_данных.F1" style:display-name="Чтение/Запись_данных.F1" style:family="table-cell">
      <style:table-cell-properties fo:padding="0.097cm" fo:border="0.5pt solid #000000"/>
    </style:style>
    <style:style style:name="Чтение_2f_Запись_5f_данных.A2" style:display-name="Чтение/Запись_данных.A2" style:family="table-cell">
      <style:table-cell-properties fo:padding="0.097cm" fo:border-left="0.5pt solid #000000" fo:border-right="none" fo:border-top="none" fo:border-bottom="0.5pt solid #000000"/>
    </style:style>
    <style:style style:name="Чтение_2f_Запись_5f_данных.F2" style:display-name="Чтение/Запись_данных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25.7cm" table:align="margins"/>
    </style:style>
    <style:style style:name="Таблица25.A" style:family="table-column">
      <style:table-column-properties style:column-width="12.85cm" style:rel-column-width="32767*"/>
    </style:style>
    <style:style style:name="Таблица25.B" style:family="table-column">
      <style:table-column-properties style:column-width="12.85cm" style:rel-column-width="32768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B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2.85cm" style:rel-column-width="32767*"/>
    </style:style>
    <style:style style:name="Таблица1.B" style:family="table-column">
      <style:table-column-properties style:column-width="12.8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 officeooo:paragraph-rsid="0016010c"/>
    </style:style>
    <style:style style:name="P2" style:family="paragraph" style:parent-style-name="Standard">
      <style:paragraph-properties fo:line-height="150%"/>
      <style:text-properties style:font-name="Liberation Sans" officeooo:paragraph-rsid="0016010c"/>
    </style:style>
    <style:style style:name="P3" style:family="paragraph" style:parent-style-name="Standard">
      <style:paragraph-properties fo:line-height="150%"/>
      <style:text-properties style:font-name="Liberation Sans" officeooo:rsid="00d200ca" officeooo:paragraph-rsid="0016010c"/>
    </style:style>
    <style:style style:name="P4" style:family="paragraph" style:parent-style-name="Standard">
      <style:paragraph-properties fo:line-height="150%"/>
      <style:text-properties style:font-name="Liberation Sans" fo:font-size="12pt" officeooo:paragraph-rsid="0016010c" style:font-size-asian="12pt" style:font-size-complex="12pt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16010c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16010c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16010c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201306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4c109a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83a96" officeooo:paragraph-rsid="0016010c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16010c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e942d" officeooo:paragraph-rsid="0016010c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03853" officeooo:paragraph-rsid="0016010c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16010c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16010c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46ebde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62639c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5bfd81" officeooo:paragraph-rsid="005bfd81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16010c" style:font-size-asian="12pt" style:font-size-complex="12pt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16010c" style:font-size-asian="12pt" style:font-size-complex="12pt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16010c" style:font-size-asian="12pt" style:font-size-complex="12pt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16010c" style:font-size-asian="12pt" style:font-size-complex="12pt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201306" style:font-size-asian="12pt" style:font-size-complex="12pt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6d3f1" officeooo:paragraph-rsid="0016010c" style:font-size-asian="12pt" style:font-size-complex="12pt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83a96" officeooo:paragraph-rsid="0016010c" style:font-size-asian="12pt" style:font-size-complex="12pt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eeba1" officeooo:paragraph-rsid="0016010c" style:font-size-asian="12pt" style:font-size-complex="12pt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03853" officeooo:paragraph-rsid="0016010c" style:font-size-asian="12pt" style:font-size-complex="12pt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16010c" style:font-size-asian="12pt" style:font-size-complex="12pt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eb470" officeooo:paragraph-rsid="0016010c" style:font-size-asian="12pt" style:font-size-complex="12pt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401a" officeooo:paragraph-rsid="0016010c" style:font-size-asian="12pt" style:font-size-complex="12pt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5ea9" officeooo:paragraph-rsid="0016010c" style:font-size-asian="12pt" style:font-size-complex="12pt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c109a" officeooo:paragraph-rsid="004c109a" style:font-size-asian="12pt" style:font-size-complex="12pt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d6559" officeooo:paragraph-rsid="004d6559" style:font-size-asian="12pt" style:font-size-complex="12pt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54863d" style:font-size-asian="12pt" style:font-size-complex="12pt"/>
    </style:style>
    <style:style style:name="P3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95451" officeooo:paragraph-rsid="00595451" style:font-size-asian="12pt" style:font-size-complex="12pt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19d41" officeooo:paragraph-rsid="004c109a" style:font-size-asian="12pt" style:font-size-complex="12pt"/>
    </style:style>
    <style:style style:name="P3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62639c" style:font-size-asian="12pt" style:font-size-complex="12pt"/>
    </style:style>
    <style:style style:name="P3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b470" officeooo:paragraph-rsid="0016010c" style:font-size-asian="12pt" style:font-weight-asian="normal" style:font-size-complex="12pt" style:font-weight-complex="normal"/>
    </style:style>
    <style:style style:name="P4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942d" officeooo:paragraph-rsid="0016010c" style:font-size-asian="12pt" style:font-weight-asian="normal" style:font-size-complex="12pt" style:font-weight-complex="normal"/>
    </style:style>
    <style:style style:name="P4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16010c" style:font-size-asian="12pt" style:font-weight-asian="normal" style:font-size-complex="12pt" style:font-weight-complex="normal"/>
    </style:style>
    <style:style style:name="P4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46ebde" style:font-size-asian="12pt" style:font-weight-asian="normal" style:font-size-complex="12pt" style:font-weight-complex="normal"/>
    </style:style>
    <style:style style:name="P4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16010c" style:font-size-asian="12pt" style:font-weight-asian="normal" style:font-size-complex="12pt" style:font-weight-complex="normal"/>
    </style:style>
    <style:style style:name="P4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640f5f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150%"/>
      <style:text-properties style:font-name="Liberation Sans" officeooo:rsid="00c9dcbb" officeooo:paragraph-rsid="0016010c"/>
    </style:style>
    <style:style style:name="P46" style:family="paragraph" style:parent-style-name="Standard">
      <style:paragraph-properties fo:line-height="150%"/>
      <style:text-properties style:font-name="Liberation Sans" officeooo:rsid="00c9dcbb" officeooo:paragraph-rsid="0039ec88"/>
    </style:style>
    <style:style style:name="P47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4af083" officeooo:paragraph-rsid="0016010c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16010c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16010c" style:font-size-asian="10pt" style:font-weight-asian="bold" style:font-size-complex="10pt" style:font-weight-complex="bold"/>
    </style:style>
    <style:style style:name="P50" style:family="paragraph" style:parent-style-name="Standard">
      <style:paragraph-properties fo:line-height="150%"/>
      <style:text-properties style:font-name="Liberation Sans" fo:font-weight="normal" officeooo:rsid="00b1adeb" officeooo:paragraph-rsid="0016010c" style:font-weight-asian="normal" style:font-weight-complex="normal"/>
    </style:style>
    <style:style style:name="P51" style:family="paragraph" style:parent-style-name="Standard">
      <style:text-properties officeooo:rsid="00c9dcbb" officeooo:paragraph-rsid="0016010c"/>
    </style:style>
    <style:style style:name="P52" style:family="paragraph" style:parent-style-name="Standard">
      <style:text-properties officeooo:paragraph-rsid="0016010c"/>
    </style:style>
    <style:style style:name="P53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ru" fo:country="RU" officeooo:paragraph-rsid="0022b838"/>
    </style:style>
    <style:style style:name="P5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paragraph-rsid="0022b838"/>
    </style:style>
    <style:style style:name="P5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ru" fo:country="RU" officeooo:paragraph-rsid="0022b838"/>
    </style:style>
    <style:style style:name="P56" style:family="paragraph" style:parent-style-name="Standard">
      <style:text-properties fo:language="ru" fo:country="RU" officeooo:paragraph-rsid="00177308"/>
    </style:style>
    <style:style style:name="P57" style:family="paragraph" style:parent-style-name="Standard">
      <style:paragraph-properties fo:text-align="start" style:justify-single-word="false"/>
      <style:text-properties style:use-window-font-color="true" loext:opacity="0%" style:font-name="Liberation Serif" fo:language="ru" fo:country="RU" officeooo:rsid="00059092" officeooo:paragraph-rsid="00177308"/>
    </style:style>
    <style:style style:name="P58" style:family="paragraph" style:parent-style-name="Standard">
      <style:text-properties style:use-window-font-color="true" loext:opacity="0%" style:font-name="Liberation Serif" fo:language="ru" fo:country="RU" officeooo:rsid="00059092" officeooo:paragraph-rsid="00177308"/>
    </style:style>
    <style:style style:name="P59" style:family="paragraph" style:parent-style-name="Standard">
      <style:text-properties style:use-window-font-color="true" loext:opacity="0%" style:font-name="Liberation Serif" fo:language="ru" fo:country="RU" officeooo:rsid="000601ee" officeooo:paragraph-rsid="00177308"/>
    </style:style>
    <style:style style:name="P60" style:family="paragraph" style:parent-style-name="Standard">
      <style:text-properties style:use-window-font-color="true" loext:opacity="0%" style:font-name="Liberation Serif" fo:language="ru" fo:country="RU" officeooo:rsid="000601ee" officeooo:paragraph-rsid="002a79e5"/>
    </style:style>
    <style:style style:name="P61" style:family="paragraph" style:parent-style-name="Standard">
      <style:text-properties style:use-window-font-color="true" loext:opacity="0%" style:font-name="Liberation Serif" fo:language="ru" fo:country="RU" officeooo:paragraph-rsid="00177308"/>
    </style:style>
    <style:style style:name="P62" style:family="paragraph" style:parent-style-name="Standard">
      <style:text-properties style:use-window-font-color="true" loext:opacity="0%" style:font-name="Liberation Serif" fo:language="ru" fo:country="RU" officeooo:rsid="0028712e" officeooo:paragraph-rsid="0028712e"/>
    </style:style>
    <style:style style:name="P63" style:family="paragraph" style:parent-style-name="Standard">
      <style:text-properties style:use-window-font-color="true" loext:opacity="0%" style:font-name="Liberation Serif" fo:language="ru" fo:country="RU" officeooo:rsid="00169811" officeooo:paragraph-rsid="00177308"/>
    </style:style>
    <style:style style:name="P64" style:family="paragraph" style:parent-style-name="Standard">
      <style:text-properties style:use-window-font-color="true" loext:opacity="0%" style:font-name="Liberation Serif" fo:language="ru" fo:country="RU" officeooo:rsid="00055976" officeooo:paragraph-rsid="00177308"/>
    </style:style>
    <style:style style:name="P65" style:family="paragraph" style:parent-style-name="Standard">
      <style:text-properties style:use-window-font-color="true" loext:opacity="0%" fo:language="ru" fo:country="RU" officeooo:rsid="000601ee" officeooo:paragraph-rsid="00177308"/>
    </style:style>
    <style:style style:name="P66" style:family="paragraph" style:parent-style-name="Standard">
      <style:text-properties style:use-window-font-color="true" loext:opacity="0%" fo:language="ru" fo:country="RU" officeooo:paragraph-rsid="00177308"/>
    </style:style>
    <style:style style:name="P67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68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c64160" officeooo:paragraph-rsid="0016010c" style:font-size-asian="12pt" style:font-weight-asian="bold" style:font-size-complex="12pt" style:font-weight-complex="bold"/>
    </style:style>
    <style:style style:name="P69" style:family="paragraph" style:parent-style-name="Table_20_Contents">
      <style:paragraph-properties fo:line-height="115%" fo:text-align="center" style:justify-single-word="false"/>
      <style:text-properties style:use-window-font-color="true" loext:opacity="0%" style:font-name="Liberation Sans" fo:font-size="12pt" fo:language="ru" fo:country="RU" fo:font-weight="bold" officeooo:rsid="001a39f4" officeooo:paragraph-rsid="0016010c" style:font-size-asian="12pt" style:font-weight-asian="bold" style:font-size-complex="12pt" style:font-weight-complex="bold"/>
    </style:style>
    <style:style style:name="P70" style:family="paragraph" style:parent-style-name="Standard">
      <style:text-properties officeooo:paragraph-rsid="00177308"/>
    </style:style>
    <style:style style:name="P7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4" style:family="paragraph" style:parent-style-name="Standard" style:list-style-name="">
      <style:paragraph-properties fo:line-height="150%"/>
      <style:text-properties style:font-name="Liberation Sans" officeooo:rsid="00c9dcbb" officeooo:paragraph-rsid="003cc569"/>
    </style:style>
    <style:style style:name="P75" style:family="paragraph" style:parent-style-name="Standard" style:list-style-name="">
      <style:paragraph-properties fo:line-height="150%"/>
      <style:text-properties style:font-name="Liberation Sans" officeooo:rsid="00c9dcbb" officeooo:paragraph-rsid="003f6164"/>
    </style:style>
    <style:style style:name="P76" style:family="paragraph" style:parent-style-name="Title" style:master-page-name="First_20_Page">
      <style:paragraph-properties style:page-number="auto" fo:break-before="page"/>
      <style:text-properties officeooo:paragraph-rsid="0016010c"/>
    </style:style>
    <style:style style:name="P77" style:family="paragraph" style:parent-style-name="Heading_20_1" style:list-style-name="">
      <style:text-properties officeooo:paragraph-rsid="004a1300"/>
    </style:style>
    <style:style style:name="P78" style:family="paragraph" style:parent-style-name="Heading_20_1">
      <style:paragraph-properties fo:break-before="page"/>
      <style:text-properties officeooo:paragraph-rsid="004a1300"/>
    </style:style>
    <style:style style:name="P79" style:family="paragraph" style:parent-style-name="Heading_20_1">
      <style:text-properties officeooo:paragraph-rsid="0021476d"/>
    </style:style>
    <style:style style:name="P80" style:family="paragraph" style:parent-style-name="Heading_20_1">
      <style:paragraph-properties fo:break-before="page"/>
      <style:text-properties style:font-name="Liberation Sans" officeooo:paragraph-rsid="0016010c"/>
    </style:style>
    <style:style style:name="P81" style:family="paragraph" style:parent-style-name="Heading_20_1">
      <style:text-properties officeooo:paragraph-rsid="0022b838"/>
    </style:style>
    <style:style style:name="P82" style:family="paragraph" style:parent-style-name="Heading_20_2">
      <style:paragraph-properties fo:break-before="page"/>
      <style:text-properties officeooo:paragraph-rsid="0046a331"/>
    </style:style>
    <style:style style:name="P83" style:family="paragraph" style:parent-style-name="Heading_20_3">
      <style:text-properties officeooo:paragraph-rsid="004c109a"/>
    </style:style>
    <style:style style:name="P84" style:family="paragraph" style:parent-style-name="Heading_20_3">
      <style:text-properties officeooo:paragraph-rsid="0016010c"/>
    </style:style>
    <style:style style:name="P85" style:family="paragraph" style:parent-style-name="Heading_20_3">
      <style:text-properties officeooo:paragraph-rsid="0021476d"/>
    </style:style>
    <style:style style:name="P86" style:family="paragraph" style:parent-style-name="Heading_20_3">
      <style:text-properties officeooo:paragraph-rsid="00201306"/>
    </style:style>
    <style:style style:name="P87" style:family="paragraph" style:parent-style-name="Heading_20_3">
      <style:text-properties fo:language="ru" fo:country="RU" officeooo:rsid="00930ba7" officeooo:paragraph-rsid="0021476d"/>
    </style:style>
    <style:style style:name="P88" style:family="paragraph" style:parent-style-name="Heading_20_3">
      <style:paragraph-properties fo:text-align="start" style:justify-single-word="false"/>
      <style:text-properties officeooo:rsid="00c9dcbb" officeooo:paragraph-rsid="0016010c"/>
    </style:style>
    <style:style style:name="T1" style:family="text">
      <style:text-properties officeooo:rsid="002c35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91b689" style:font-weight-asian="normal" style:font-weight-complex="normal"/>
    </style:style>
    <style:style style:name="T4" style:family="text">
      <style:text-properties fo:font-weight="normal" officeooo:rsid="0036f6d6" style:font-weight-asian="normal" style:font-weight-complex="normal"/>
    </style:style>
    <style:style style:name="T5" style:family="text">
      <style:text-properties fo:font-weight="normal" officeooo:rsid="00ad70a9" style:font-weight-asian="normal" style:font-weight-complex="normal"/>
    </style:style>
    <style:style style:name="T6" style:family="text">
      <style:text-properties fo:font-weight="normal" officeooo:rsid="00b1adeb" style:font-weight-asian="normal" style:font-weight-complex="normal"/>
    </style:style>
    <style:style style:name="T7" style:family="text">
      <style:text-properties fo:font-weight="normal" officeooo:rsid="0039ec88" style:font-weight-asian="normal" style:font-weight-complex="normal"/>
    </style:style>
    <style:style style:name="T8" style:family="text">
      <style:text-properties fo:font-weight="normal" officeooo:rsid="003cc569" style:font-weight-asian="normal" style:font-weight-complex="normal"/>
    </style:style>
    <style:style style:name="T9" style:family="text">
      <style:text-properties fo:font-weight="normal" officeooo:rsid="003eaeff" style:font-weight-asian="normal" style:font-weight-complex="normal"/>
    </style:style>
    <style:style style:name="T10" style:family="text">
      <style:text-properties officeooo:rsid="0024fe81"/>
    </style:style>
    <style:style style:name="T11" style:family="text">
      <style:text-properties officeooo:rsid="00d4725a"/>
    </style:style>
    <style:style style:name="T12" style:family="text">
      <style:text-properties officeooo:rsid="0094f83d"/>
    </style:style>
    <style:style style:name="T13" style:family="text">
      <style:text-properties officeooo:rsid="00930ba7"/>
    </style:style>
    <style:style style:name="T14" style:family="text">
      <style:text-properties officeooo:rsid="009aeb74"/>
    </style:style>
    <style:style style:name="T15" style:family="text">
      <style:text-properties officeooo:rsid="00922964"/>
    </style:style>
    <style:style style:name="T16" style:family="text">
      <style:text-properties officeooo:rsid="00d4d079"/>
    </style:style>
    <style:style style:name="T17" style:family="text">
      <style:text-properties style:font-name="Liberation Sans" fo:font-size="12pt" style:font-size-asian="12pt" style:font-size-complex="12pt"/>
    </style:style>
    <style:style style:name="T18" style:family="text">
      <style:text-properties style:font-name="Liberation Sans" fo:font-size="12pt" officeooo:rsid="00cb4c24" style:font-size-asian="12pt" style:font-size-complex="12pt"/>
    </style:style>
    <style:style style:name="T19" style:family="text">
      <style:text-properties officeooo:rsid="00bb2adb"/>
    </style:style>
    <style:style style:name="T20" style:family="text">
      <style:text-properties fo:font-weight="bold" officeooo:rsid="00b1adeb" style:font-weight-asian="bold" style:font-weight-complex="bold"/>
    </style:style>
    <style:style style:name="T21" style:family="text">
      <style:text-properties fo:font-weight="bold" officeooo:rsid="00beeba1" style:font-weight-asian="bold" style:font-weight-complex="bold"/>
    </style:style>
    <style:style style:name="T22" style:family="text">
      <style:text-properties officeooo:rsid="00bd0501"/>
    </style:style>
    <style:style style:name="T23" style:family="text">
      <style:text-properties style:use-window-font-color="true" loext:opacity="0%"/>
    </style:style>
    <style:style style:name="T24" style:family="text">
      <style:text-properties style:use-window-font-color="true" loext:opacity="0%" officeooo:rsid="00b1adeb"/>
    </style:style>
    <style:style style:name="T25" style:family="text">
      <style:text-properties style:use-window-font-color="true" loext:opacity="0%" officeooo:rsid="00c87a95"/>
    </style:style>
    <style:style style:name="T26" style:family="text">
      <style:text-properties style:use-window-font-color="true" loext:opacity="0%" style:font-name="Liberation Serif" officeooo:rsid="0016c23c"/>
    </style:style>
    <style:style style:name="T27" style:family="text">
      <style:text-properties style:use-window-font-color="true" loext:opacity="0%" style:font-name="Liberation Serif" officeooo:rsid="00059092"/>
    </style:style>
    <style:style style:name="T28" style:family="text">
      <style:text-properties style:use-window-font-color="true" loext:opacity="0%" style:font-name="Liberation Serif" officeooo:rsid="00055976"/>
    </style:style>
    <style:style style:name="T29" style:family="text">
      <style:text-properties style:use-window-font-color="true" loext:opacity="0%" style:font-name="Liberation Serif" officeooo:rsid="000601ee"/>
    </style:style>
    <style:style style:name="T30" style:family="text">
      <style:text-properties style:use-window-font-color="true" loext:opacity="0%" style:font-name="Liberation Serif" fo:language="ru" fo:country="RU" officeooo:rsid="0016c23c"/>
    </style:style>
    <style:style style:name="T31" style:family="text">
      <style:text-properties style:use-window-font-color="true" loext:opacity="0%" style:font-name="Liberation Serif" fo:language="ru" fo:country="RU" officeooo:rsid="0017b907"/>
    </style:style>
    <style:style style:name="T32" style:family="text">
      <style:text-properties style:use-window-font-color="true" loext:opacity="0%" style:font-name="Liberation Serif" fo:language="ru" fo:country="RU" officeooo:rsid="001a07b1"/>
    </style:style>
    <style:style style:name="T33" style:family="text">
      <style:text-properties style:use-window-font-color="true" loext:opacity="0%" style:font-name="Liberation Serif" fo:language="ru" fo:country="RU" officeooo:rsid="001a9727"/>
    </style:style>
    <style:style style:name="T34" style:family="text">
      <style:text-properties style:use-window-font-color="true" loext:opacity="0%" style:font-name="Liberation Serif" fo:language="ru" fo:country="RU" officeooo:rsid="000601ee"/>
    </style:style>
    <style:style style:name="T35" style:family="text">
      <style:text-properties style:use-window-font-color="true" loext:opacity="0%" style:font-name="Liberation Serif" fo:language="ru" fo:country="RU" officeooo:rsid="00055976"/>
    </style:style>
    <style:style style:name="T36" style:family="text">
      <style:text-properties style:use-window-font-color="true" loext:opacity="0%" style:font-name="Liberation Serif" fo:language="ru" fo:country="RU" officeooo:rsid="0022aafe"/>
    </style:style>
    <style:style style:name="T37" style:family="text">
      <style:text-properties style:use-window-font-color="true" loext:opacity="0%" style:font-name="Liberation Serif" fo:language="ru" fo:country="RU" officeooo:rsid="00204ac6" loext:padding="0cm" loext:border="none"/>
    </style:style>
    <style:style style:name="T38" style:family="text">
      <style:text-properties style:use-window-font-color="true" loext:opacity="0%" style:font-name="Liberation Serif" fo:language="ru" fo:country="RU" officeooo:rsid="0025cdda" loext:padding="0cm" loext:border="none"/>
    </style:style>
    <style:style style:name="T39" style:family="text">
      <style:text-properties style:use-window-font-color="true" loext:opacity="0%" style:font-name="Liberation Serif" officeooo:rsid="0022aafe"/>
    </style:style>
    <style:style style:name="T40" style:family="text">
      <style:text-properties style:use-window-font-color="true" loext:opacity="0%" style:font-name="Liberation Serif" officeooo:rsid="00204ac6"/>
    </style:style>
    <style:style style:name="T41" style:family="text">
      <style:text-properties style:use-window-font-color="true" loext:opacity="0%" style:font-name="Liberation Serif" officeooo:rsid="0023dc7a"/>
    </style:style>
    <style:style style:name="T42" style:family="text">
      <style:text-properties style:use-window-font-color="true" loext:opacity="0%" officeooo:rsid="00055976"/>
    </style:style>
    <style:style style:name="T43" style:family="text">
      <style:text-properties style:use-window-font-color="true" loext:opacity="0%" officeooo:rsid="000601ee"/>
    </style:style>
    <style:style style:name="T44" style:family="text">
      <style:text-properties style:use-window-font-color="true" loext:opacity="0%" officeooo:rsid="0023dc7a"/>
    </style:style>
    <style:style style:name="T45" style:family="text">
      <style:text-properties style:use-window-font-color="true" loext:opacity="0%" officeooo:rsid="00c64160"/>
    </style:style>
    <style:style style:name="T46" style:family="text">
      <style:text-properties style:use-window-font-color="true" loext:opacity="0%" officeooo:rsid="00beeba1"/>
    </style:style>
    <style:style style:name="T47" style:family="text">
      <style:text-properties style:use-window-font-color="true" loext:opacity="0%" officeooo:rsid="001a39f4"/>
    </style:style>
    <style:style style:name="T48" style:family="text">
      <style:text-properties style:use-window-font-color="true" loext:opacity="0%" officeooo:rsid="007f3072"/>
    </style:style>
    <style:style style:name="T49" style:family="text">
      <style:text-properties style:use-window-font-color="true" loext:opacity="0%" officeooo:rsid="003451ad"/>
    </style:style>
    <style:style style:name="T50" style:family="text">
      <style:text-properties officeooo:rsid="00c45f68"/>
    </style:style>
    <style:style style:name="T51" style:family="text">
      <style:text-properties officeooo:rsid="00c5a6ab"/>
    </style:style>
    <style:style style:name="T52" style:family="text">
      <style:text-properties officeooo:rsid="00c87a95"/>
    </style:style>
    <style:style style:name="T53" style:family="text">
      <style:text-properties officeooo:rsid="00d5ec29"/>
    </style:style>
    <style:style style:name="T54" style:family="text">
      <style:text-properties officeooo:rsid="00bf095a"/>
    </style:style>
    <style:style style:name="T55" style:family="text">
      <style:text-properties fo:language="ru" fo:country="RU" officeooo:rsid="00930ba7"/>
    </style:style>
    <style:style style:name="T56" style:family="text">
      <style:text-properties fo:language="ru" fo:country="RU" officeooo:rsid="00922964"/>
    </style:style>
    <style:style style:name="T57" style:family="text">
      <style:text-properties fo:language="ru" fo:country="RU" officeooo:rsid="00a67e6f"/>
    </style:style>
    <style:style style:name="T58" style:family="text">
      <style:text-properties officeooo:rsid="00c9dcbb"/>
    </style:style>
    <style:style style:name="T59" style:family="text">
      <style:text-properties officeooo:rsid="00aeb470"/>
    </style:style>
    <style:style style:name="T60" style:family="text">
      <style:text-properties officeooo:rsid="00b1adeb"/>
    </style:style>
    <style:style style:name="T61" style:family="text">
      <style:text-properties officeooo:rsid="00a67e6f"/>
    </style:style>
    <style:style style:name="T62" style:family="text">
      <style:text-properties officeooo:rsid="00b45ea9"/>
    </style:style>
    <style:style style:name="T63" style:family="text">
      <style:text-properties officeooo:rsid="001a9727"/>
    </style:style>
    <style:style style:name="T64" style:family="text">
      <style:text-properties officeooo:rsid="00204ac6"/>
    </style:style>
    <style:style style:name="T65" style:family="text">
      <style:text-properties fo:color="#808000" loext:opacity="100%" fo:language="ru" fo:country="RU"/>
    </style:style>
    <style:style style:name="T66" style:family="text">
      <style:text-properties fo:color="#c0c0c0" loext:opacity="100%"/>
    </style:style>
    <style:style style:name="T67" style:family="text">
      <style:text-properties fo:color="#c0c0c0" loext:opacity="100%" fo:language="ru" fo:country="RU"/>
    </style:style>
    <style:style style:name="T68" style:family="text">
      <style:text-properties fo:color="#800080" loext:opacity="100%"/>
    </style:style>
    <style:style style:name="T69" style:family="text">
      <style:text-properties fo:color="#800080" loext:opacity="100%" fo:language="ru" fo:country="RU" fo:font-weight="bold"/>
    </style:style>
    <style:style style:name="T70" style:family="text">
      <style:text-properties fo:color="#008000" loext:opacity="100%"/>
    </style:style>
    <style:style style:name="T71" style:family="text">
      <style:text-properties officeooo:rsid="0007a998"/>
    </style:style>
    <style:style style:name="T72" style:family="text">
      <style:text-properties officeooo:rsid="00055976"/>
    </style:style>
    <style:style style:name="T73" style:family="text">
      <style:text-properties officeooo:rsid="0019961a"/>
    </style:style>
    <style:style style:name="T74" style:family="text">
      <style:text-properties officeooo:rsid="001d7e58"/>
    </style:style>
    <style:style style:name="T75" style:family="text">
      <style:text-properties officeooo:rsid="0012b31b"/>
    </style:style>
    <style:style style:name="T76" style:family="text">
      <style:text-properties officeooo:rsid="0016c23c"/>
    </style:style>
    <style:style style:name="T77" style:family="text">
      <style:text-properties officeooo:rsid="00059092"/>
    </style:style>
    <style:style style:name="T78" style:family="text">
      <style:text-properties officeooo:rsid="000601ee"/>
    </style:style>
    <style:style style:name="T79" style:family="text">
      <style:text-properties officeooo:rsid="0017b907"/>
    </style:style>
    <style:style style:name="T80" style:family="text">
      <style:text-properties officeooo:rsid="0015d811"/>
    </style:style>
    <style:style style:name="T81" style:family="text">
      <style:text-properties style:font-name="Liberation Serif" officeooo:rsid="0016c23c"/>
    </style:style>
    <style:style style:name="T82" style:family="text">
      <style:text-properties style:font-name="Liberation Serif" officeooo:rsid="00055976"/>
    </style:style>
    <style:style style:name="T83" style:family="text">
      <style:text-properties style:font-name="Liberation Serif" officeooo:rsid="000601ee"/>
    </style:style>
    <style:style style:name="T84" style:family="text">
      <style:text-properties style:font-name="Liberation Serif" officeooo:rsid="00059092"/>
    </style:style>
    <style:style style:name="T85" style:family="text">
      <style:text-properties style:font-name="Liberation Serif" officeooo:rsid="0022aafe"/>
    </style:style>
    <style:style style:name="T86" style:family="text">
      <style:text-properties style:font-name="Liberation Serif" officeooo:rsid="00204ac6"/>
    </style:style>
    <style:style style:name="T87" style:family="text">
      <style:text-properties loext:padding="0cm" loext:border="none"/>
    </style:style>
    <style:style style:name="T88" style:family="text">
      <style:text-properties officeooo:rsid="001a07b1"/>
    </style:style>
    <style:style style:name="T89" style:family="text">
      <style:text-properties officeooo:rsid="000a45c5"/>
    </style:style>
    <style:style style:name="T90" style:family="text">
      <style:text-properties officeooo:rsid="00169811"/>
    </style:style>
    <style:style style:name="T91" style:family="text">
      <style:text-properties officeooo:rsid="001bc908"/>
    </style:style>
    <style:style style:name="T92" style:family="text">
      <style:text-properties officeooo:rsid="001e1b16"/>
    </style:style>
    <style:style style:name="T93" style:family="text">
      <style:text-properties officeooo:rsid="00227c0b"/>
    </style:style>
    <style:style style:name="T94" style:family="text">
      <style:text-properties officeooo:rsid="002756a6"/>
    </style:style>
    <style:style style:name="T95" style:family="text">
      <style:text-properties officeooo:rsid="0020942c"/>
    </style:style>
    <style:style style:name="T96" style:family="text">
      <style:text-properties officeooo:rsid="001e62fd"/>
    </style:style>
    <style:style style:name="T97" style:family="text">
      <style:text-properties officeooo:rsid="0023dc7a"/>
    </style:style>
    <style:style style:name="T98" style:family="text">
      <style:text-properties officeooo:rsid="0022aafe"/>
    </style:style>
    <style:style style:name="T99" style:family="text">
      <style:text-properties officeooo:rsid="0025cdda"/>
    </style:style>
    <style:style style:name="T100" style:family="text">
      <style:text-properties officeooo:rsid="00177308"/>
    </style:style>
    <style:style style:name="T101" style:family="text">
      <style:text-properties officeooo:rsid="0022b838"/>
    </style:style>
    <style:style style:name="T102" style:family="text">
      <style:text-properties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103" style:family="text">
      <style:text-properties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104" style:family="text">
      <style:text-properties fo:font-size="12pt" fo:language="ru" fo:country="RU" fo:font-weight="normal" officeooo:rsid="003eaeff" style:font-size-asian="12pt" style:font-weight-asian="normal" style:font-size-complex="12pt" style:font-weight-complex="normal"/>
    </style:style>
    <style:style style:name="T105" style:family="text">
      <style:text-properties fo:font-size="12pt" fo:language="ru" fo:country="RU" fo:font-weight="normal" officeooo:rsid="003f6164" style:font-size-asian="12pt" style:font-weight-asian="normal" style:font-size-complex="12pt" style:font-weight-complex="normal"/>
    </style:style>
    <style:style style:name="T106" style:family="text">
      <style:text-properties officeooo:rsid="00267a0a"/>
    </style:style>
    <style:style style:name="T107" style:family="text">
      <style:text-properties officeooo:rsid="0026fbaa"/>
    </style:style>
    <style:style style:name="T108" style:family="text">
      <style:text-properties officeooo:rsid="002907ea"/>
    </style:style>
    <style:style style:name="T109" style:family="text">
      <style:text-properties officeooo:rsid="002a79e5"/>
    </style:style>
    <style:style style:name="T110" style:family="text">
      <style:text-properties officeooo:rsid="00416efc"/>
    </style:style>
    <style:style style:name="T111" style:family="text">
      <style:text-properties officeooo:rsid="0043757f"/>
    </style:style>
    <style:style style:name="T112" style:family="text">
      <style:text-properties style:text-position="super 58%" officeooo:rsid="0043757f"/>
    </style:style>
    <style:style style:name="T113" style:family="text">
      <style:text-properties style:text-position="super 58%" officeooo:rsid="004b5088"/>
    </style:style>
    <style:style style:name="T114" style:family="text">
      <style:text-properties officeooo:rsid="0046a331"/>
    </style:style>
    <style:style style:name="T115" style:family="text">
      <style:text-properties officeooo:rsid="0046ebde"/>
    </style:style>
    <style:style style:name="T116" style:family="text">
      <style:text-properties officeooo:rsid="00474534"/>
    </style:style>
    <style:style style:name="T117" style:family="text">
      <style:text-properties officeooo:rsid="00493f0d"/>
    </style:style>
    <style:style style:name="T118" style:family="text">
      <style:text-properties officeooo:rsid="004a1300"/>
    </style:style>
    <style:style style:name="T119" style:family="text">
      <style:text-properties officeooo:rsid="004ff8bc"/>
    </style:style>
    <style:style style:name="T120" style:family="text">
      <style:text-properties officeooo:rsid="00519d41"/>
    </style:style>
    <style:style style:name="T121" style:family="text">
      <style:text-properties officeooo:rsid="0056ad57"/>
    </style:style>
    <style:style style:name="T122" style:family="text">
      <style:text-properties officeooo:rsid="00595451"/>
    </style:style>
    <style:style style:name="T123" style:family="text">
      <style:text-properties officeooo:rsid="005bfd81"/>
    </style:style>
    <style:style style:name="T124" style:family="text">
      <style:text-properties officeooo:rsid="005e8a37"/>
    </style:style>
    <style:style style:name="T125" style:family="text">
      <style:text-properties officeooo:rsid="0060f96c"/>
    </style:style>
    <style:style style:name="T126" style:family="text">
      <style:text-properties officeooo:rsid="0062639c"/>
    </style:style>
    <style:style style:name="T127" style:family="text">
      <style:text-properties officeooo:rsid="006bfd0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<text:tab/>IOT<text:span text:style-name="T1">V</text:span> <text:span text:style-name="T2">протокол, </text:span><text:span text:style-name="T3">версия 2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71"><text:a xlink:type="simple" xlink:href="#__RefHeading___Toc2592_2518304145" text:style-name="Index_20_Link" text:visited-style-name="Index_20_Link">Заголовок протокола (20 байт + N байт, N максимум 2</text:a><text:a xlink:type="simple" xlink:href="#__RefHeading___Toc2592_2518304145" text:style-name="Index_20_Link" text:visited-style-name="Index_20_Link">4</text:a><text:a xlink:type="simple" xlink:href="#__RefHeading___Toc2592_2518304145" text:style-name="Index_20_Link" text:visited-style-name="Index_20_Link">8</text:a><text:a xlink:type="simple" xlink:href="#__RefHeading___Toc2592_2518304145" text:style-name="Index_20_Link" text:visited-style-name="Index_20_Link">)<text:tab/>2</text:a></text:p>
          <text:p text:style-name="P73"><text:a xlink:type="simple" xlink:href="#__RefHeading___Toc2594_2518304145" text:style-name="Index_20_Link" text:visited-style-name="Index_20_Link">Версия протокола<text:tab/>2</text:a></text:p>
          <text:p text:style-name="P73"><text:a xlink:type="simple" xlink:href="#__RefHeading___Toc2596_2518304145" text:style-name="Index_20_Link" text:visited-style-name="Index_20_Link">Тип пакета<text:tab/>2</text:a></text:p>
          <text:p text:style-name="P73"><text:a xlink:type="simple" xlink:href="#__RefHeading___Toc2598_2518304145" text:style-name="Index_20_Link" text:visited-style-name="Index_20_Link">Назначение пакета<text:tab/>3</text:a></text:p>
          <text:p text:style-name="P73"><text:a xlink:type="simple" xlink:href="#__RefHeading___Toc2600_2518304145" text:style-name="Index_20_Link" text:visited-style-name="Index_20_Link">Флаги<text:tab/>3</text:a></text:p>
          <text:p text:style-name="P73"><text:a xlink:type="simple" xlink:href="#__RefHeading___Toc2602_2518304145" text:style-name="Index_20_Link" text:visited-style-name="Index_20_Link">Размер тела пакета<text:tab/>3</text:a></text:p>
          <text:p text:style-name="P73"><text:a xlink:type="simple" xlink:href="#__RefHeading___Toc2604_2518304145" text:style-name="Index_20_Link" text:visited-style-name="Index_20_Link">Контрольная сумма заголовка<text:tab/>3</text:a></text:p>
          <text:p text:style-name="P71"><text:a xlink:type="simple" xlink:href="#__RefHeading___Toc2606_2518304145" text:style-name="Index_20_Link" text:visited-style-name="Index_20_Link">Тело протокола:<text:tab/>4</text:a></text:p>
          <text:p text:style-name="P72"><text:a xlink:type="simple" xlink:href="#__RefHeading___Toc2608_2518304145" text:style-name="Index_20_Link" text:visited-style-name="Index_20_Link">Идентификация устройства (16 + N байт, N максимум 2</text:a><text:a xlink:type="simple" xlink:href="#__RefHeading___Toc2608_2518304145" text:style-name="Index_20_Link" text:visited-style-name="Index_20_Link">40</text:a><text:a xlink:type="simple" xlink:href="#__RefHeading___Toc2608_2518304145" text:style-name="Index_20_Link" text:visited-style-name="Index_20_Link">)<text:tab/>4</text:a></text:p>
          <text:p text:style-name="P73"><text:a xlink:type="simple" xlink:href="#__RefHeading___Toc2610_2518304145" text:style-name="Index_20_Link" text:visited-style-name="Index_20_Link">ID устройства<text:tab/>4</text:a></text:p>
          <text:p text:style-name="P73"><text:a xlink:type="simple" xlink:href="#__RefHeading___Toc2612_2518304145" text:style-name="Index_20_Link" text:visited-style-name="Index_20_Link">Количество каналов<text:tab/>4</text:a></text:p>
          <text:p text:style-name="P73"><text:a xlink:type="simple" xlink:href="#__RefHeading___Toc2614_2518304145" text:style-name="Index_20_Link" text:visited-style-name="Index_20_Link">Флаги<text:tab/>5</text:a></text:p>
          <text:p text:style-name="P73"><text:a xlink:type="simple" xlink:href="#__RefHeading___Toc2616_2518304145" text:style-name="Index_20_Link" text:visited-style-name="Index_20_Link">Контрольная сумма тела пакета<text:tab/>5</text:a></text:p>
          <text:p text:style-name="P73"><text:a xlink:type="simple" xlink:href="#__RefHeading___Toc2618_2518304145" text:style-name="Index_20_Link" text:visited-style-name="Index_20_Link">Тип данных канала<text:tab/>5</text:a></text:p>
          <text:p text:style-name="P72"><text:a xlink:type="simple" xlink:href="#__RefHeading___Toc2620_2518304145" text:style-name="Index_20_Link" text:visited-style-name="Index_20_Link">Состояние устройства (15 + N байт, N максимум 2</text:a><text:a xlink:type="simple" xlink:href="#__RefHeading___Toc2620_2518304145" text:style-name="Index_20_Link" text:visited-style-name="Index_20_Link">40</text:a><text:a xlink:type="simple" xlink:href="#__RefHeading___Toc2620_2518304145" text:style-name="Index_20_Link" text:visited-style-name="Index_20_Link"> байт)<text:tab/>6</text:a></text:p>
          <text:p text:style-name="P73"><text:a xlink:type="simple" xlink:href="#__RefHeading___Toc2628_2518304145" text:style-name="Index_20_Link" text:visited-style-name="Index_20_Link">Состояние устройства<text:tab/>6</text:a></text:p>
          <text:p text:style-name="P73"><text:a xlink:type="simple" xlink:href="#__RefHeading___Toc2630_2518304145" text:style-name="Index_20_Link" text:visited-style-name="Index_20_Link">Флаги<text:tab/>6</text:a></text:p>
          <text:p text:style-name="P73"><text:a xlink:type="simple" xlink:href="#__RefHeading___Toc2616_25183041451" text:style-name="Index_20_Link" text:visited-style-name="Index_20_Link">Контрольная сумма тела пакета<text:tab/>6</text:a></text:p>
          <text:p text:style-name="P73"><text:a xlink:type="simple" xlink:href="#__RefHeading___Toc1834_2934939982" text:style-name="Index_20_Link" text:visited-style-name="Index_20_Link">Формула расчета = Длина имени устройства + Состояние устройства + Флаги + Размер пакета данных<text:tab/>6</text:a></text:p>
          <text:p text:style-name="P72"><text:a xlink:type="simple" xlink:href="#__RefHeading___Toc2622_2518304145" text:style-name="Index_20_Link" text:visited-style-name="Index_20_Link">Чтение / Запись данных (15 + N байт, N максимум 2</text:a><text:a xlink:type="simple" xlink:href="#__RefHeading___Toc2622_2518304145" text:style-name="Index_20_Link" text:visited-style-name="Index_20_Link">40</text:a><text:a xlink:type="simple" xlink:href="#__RefHeading___Toc2622_2518304145" text:style-name="Index_20_Link" text:visited-style-name="Index_20_Link">)<text:tab/>7</text:a></text:p>
          <text:p text:style-name="P73"><text:a xlink:type="simple" xlink:href="#__RefHeading___Toc2632_2518304145" text:style-name="Index_20_Link" text:visited-style-name="Index_20_Link">Номер канала<text:tab/>7</text:a></text:p>
          <text:p text:style-name="P73"><text:a xlink:type="simple" xlink:href="#__RefHeading___Toc2614_25183041451" text:style-name="Index_20_Link" text:visited-style-name="Index_20_Link">Флаги<text:tab/>7</text:a></text:p>
          <text:p text:style-name="P73"><text:a xlink:type="simple" xlink:href="#__RefHeading___Toc2616_25183041452" text:style-name="Index_20_Link" text:visited-style-name="Index_20_Link">Контрольная сумма тела пакета<text:tab/>8</text:a></text:p>
          <text:p text:style-name="P73"><text:a xlink:type="simple" xlink:href="#__RefHeading___Toc1836_2934939982" text:style-name="Index_20_Link" text:visited-style-name="Index_20_Link">Формула расчета = Длина имени устройства + Номер канала + Флаги + Размер пакета данных<text:tab/>8</text:a></text:p>
          <text:p text:style-name="P71"><text:a xlink:type="simple" xlink:href="#__RefHeading___Toc1731_2518304145" text:style-name="Index_20_Link" text:visited-style-name="Index_20_Link">Приложение 1<text:tab/>9</text:a></text:p>
          <text:p text:style-name="P72"><text:a xlink:type="simple" xlink:href="#__RefHeading___Toc2624_2518304145" text:style-name="Index_20_Link" text:visited-style-name="Index_20_Link">Список ID устройств<text:tab/>9</text:a></text:p>
          <text:p text:style-name="P73"><text:a xlink:type="simple" xlink:href="#__RefHeading___Toc1898_1604946479" text:style-name="Index_20_Link" text:visited-style-name="Index_20_Link">ID 1 (Switch)<text:tab/>9</text:a></text:p>
          <text:p text:style-name="P73"><text:a xlink:type="simple" xlink:href="#__RefHeading___Toc1900_1604946479" text:style-name="Index_20_Link" text:visited-style-name="Index_20_Link">ID 2 (Weather station on bme280, DHT22)<text:tab/>9</text:a></text:p>
          <text:p text:style-name="P73"><text:a xlink:type="simple" xlink:href="#__RefHeading___Toc161_3032671417" text:style-name="Index_20_Link" text:visited-style-name="Index_20_Link">ID 3 (File)<text:tab/>10</text:a></text:p>
          <text:p text:style-name="P73"><text:a xlink:type="simple" xlink:href="#__RefHeading___Toc1900_16049464791" text:style-name="Index_20_Link" text:visited-style-name="Index_20_Link">ID 4 (Облачко =))<text:tab/>10</text:a></text:p>
          <text:p text:style-name="P71"><text:a xlink:type="simple" xlink:href="#__RefHeading___Toc1731_25183041451" text:style-name="Index_20_Link" text:visited-style-name="Index_20_Link">Приложение 2<text:tab/>11</text:a></text:p>
          <text:p text:style-name="P73"><text:a xlink:type="simple" xlink:href="#__RefHeading___Toc2626_2518304145" text:style-name="Index_20_Link" text:visited-style-name="Index_20_Link">Типы данных каналов<text:tab/>11</text:a></text:p>
          <text:p text:style-name="P71"><text:a xlink:type="simple" xlink:href="#__RefHeading___Toc2014_1011300270" text:style-name="Index_20_Link" text:visited-style-name="Index_20_Link">enum DATA_TYPE<text:tab/>11</text:a></text:p>
        </text:index-body>
      </text:table-of-content>
      <text:h text:style-name="P77" text:outline-level="1"/>
      <text:h text:style-name="P78" text:outline-level="1"><text:bookmark-start text:name="__RefHeading___Toc2592_2518304145"/><text:span text:style-name="T10">З</text:span>аголовок <text:span text:style-name="T11">протокола</text:span> <text:span text:style-name="T12">(</text:span><text:span text:style-name="T110">2</text:span><text:span text:style-name="T125">0</text:span><text:span text:style-name="T12"> байт </text:span><text:span text:style-name="T118">+ </text:span><text:span text:style-name="T19">N байт, </text:span><text:span text:style-name="T114">N </text:span><text:span text:style-name="T111">максимум 2</text:span><text:span text:style-name="T112">4</text:span><text:span text:style-name="T113">8</text:span><text:span text:style-name="T12">)</text:span><text:bookmark-end text:name="__RefHeading___Toc2592_2518304145"/></text:h>
      <table:table table:name="Заголовок_пакета" table:style-name="Заголовок_5f_пакета">
        <table:table-column table:style-name="Заголовок_5f_пакета.A"/>
        <table:table-column table:style-name="Заголовок_5f_пакета.B"/>
        <table:table-column table:style-name="Заголовок_5f_пакета.C"/>
        <table:table-column table:style-name="Заголовок_5f_пакета.D"/>
        <table:table-column table:style-name="Заголовок_5f_пакета.E"/>
        <table:table-column table:style-name="Заголовок_5f_пакета.F"/>
        <table:table-row>
          <table:table-cell table:style-name="Заголовок_5f_пакета.A1" office:value-type="string">
            <text:p text:style-name="P5">Версия </text:p>
            <text:p text:style-name="P5">протокола</text:p>
          </table:table-cell>
          <table:table-cell table:style-name="Заголовок_5f_пакета.A1" office:value-type="string">
            <text:p text:style-name="P5">Тип</text:p>
            <text:p text:style-name="P5">пакета</text:p>
          </table:table-cell>
          <table:table-cell table:style-name="Заголовок_5f_пакета.A1" office:value-type="string">
            <text:p text:style-name="P19">Назначение</text:p>
            <text:p text:style-name="P5">пакета</text:p>
          </table:table-cell>
          <table:table-cell table:style-name="Заголовок_5f_пакета.A1" office:value-type="string">
            <text:p text:style-name="P6">Флаги</text:p>
          </table:table-cell>
          <table:table-cell table:style-name="Заголовок_5f_пакета.A1" office:value-type="string">
            <text:p text:style-name="P5">Размер </text:p>
            <text:p text:style-name="P5">тела пакета</text:p>
          </table:table-cell>
          <table:table-cell table:style-name="Заголовок_5f_пакета.F1" office:value-type="string">
            <text:p text:style-name="P5"><text:span text:style-name="T13">Контрольная сумма</text:span> </text:p>
            <text:p text:style-name="P5">заголовка</text:p>
          </table:table-cell>
        </table:table-row>
        <table:table-row>
          <table:table-cell table:style-name="Заголовок_5f_пакета.A2" office:value-type="string">
            <text:p text:style-name="P20">1 байт</text:p>
          </table:table-cell>
          <table:table-cell table:style-name="Заголовок_5f_пакета.A2" office:value-type="string">
            <text:p text:style-name="P20">1 байт</text:p>
          </table:table-cell>
          <table:table-cell table:style-name="Заголовок_5f_пакета.A2" office:value-type="string">
            <text:p text:style-name="P20">1 байт</text:p>
          </table:table-cell>
          <table:table-cell table:style-name="Заголовок_5f_пакета.A2" office:value-type="string">
            <text:p text:style-name="P21"><text:span text:style-name="T14">1</text:span> байт<text:span text:style-name="T13">а</text:span></text:p>
          </table:table-cell>
          <table:table-cell table:style-name="Заголовок_5f_пакета.A2" office:value-type="string">
            <text:p text:style-name="P20"><text:span text:style-name="T124">8</text:span> байт</text:p>
          </table:table-cell>
          <table:table-cell table:style-name="Заголовок_5f_пакета.F2" office:value-type="string">
            <text:p text:style-name="P22"><text:span text:style-name="T125">8</text:span> байт</text:p>
          </table:table-cell>
        </table:table-row>
        <table:table-row>
          <table:table-cell table:style-name="Заголовок_5f_пакета.F2" table:number-columns-spanned="6" office:value-type="string">
            <text:p text:style-name="P17">Тело протокол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Заголовок_5f_пакета.F2" table:number-columns-spanned="6" office:value-type="string">
            <text:p text:style-name="P42"><text:span text:style-name="T116">(</text:span>Размер тела пакета<text:span text:style-name="T117">)</text:span> <text:span text:style-name="T115">байт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7"/>
      <text:h text:style-name="Heading_20_3" text:outline-level="3"><text:bookmark-start text:name="__RefHeading___Toc2594_2518304145"/>Версия <text:span text:style-name="T15">протокола</text:span><text:bookmark-end text:name="__RefHeading___Toc2594_2518304145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9">Название</text:p>
          </table:table-cell>
          <table:table-cell table:style-name="Таблица2.B1" office:value-type="string">
            <text:p text:style-name="P9">Значение</text:p>
          </table:table-cell>
        </table:table-row>
        <table:table-row>
          <table:table-cell table:style-name="Таблица2.A2" office:value-type="string">
            <text:p text:style-name="P33">Версия <text:span text:style-name="T120">N</text:span></text:p>
          </table:table-cell>
          <table:table-cell table:style-name="Таблица2.B2" office:value-type="string">
            <text:p text:style-name="P37">N</text:p>
          </table:table-cell>
        </table:table-row>
      </table:table>
      <text:h text:style-name="P83" text:outline-level="3"/>
      <text:h text:style-name="P83" text:outline-level="3"><text:bookmark-start text:name="__RefHeading___Toc2596_2518304145"/>Тип пакета<text:bookmark-end text:name="__RefHeading___Toc2596_2518304145"/></text:h>
      <table:table table:name="Тип_пакета" table:style-name="Тип_5f_пакета">
        <table:table-column table:style-name="Тип_5f_пакета.A"/>
        <table:table-column table:style-name="Тип_5f_пакета.B"/>
        <table:table-row>
          <table:table-cell table:style-name="Тип_5f_пакета.A1" office:value-type="string">
            <text:p text:style-name="P7">Название</text:p>
          </table:table-cell>
          <table:table-cell table:style-name="Тип_5f_пакета.B1" office:value-type="string">
            <text:p text:style-name="P7">Значение</text:p>
          </table:table-cell>
        </table:table-row>
        <table:table-row>
          <table:table-cell table:style-name="Тип_5f_пакета.A2" office:value-type="string">
            <text:p text:style-name="P36">Отсутствует</text:p>
          </table:table-cell>
          <table:table-cell table:style-name="Тип_5f_пакета.B2" office:value-type="string">
            <text:p text:style-name="P23">0x0<text:span text:style-name="T119">0</text:span></text:p>
          </table:table-cell>
        </table:table-row>
        <table:table-row>
          <table:table-cell table:style-name="Тип_5f_пакета.A2" office:value-type="string">
            <text:p text:style-name="P23">Запрос</text:p>
          </table:table-cell>
          <table:table-cell table:style-name="Тип_5f_пакета.B2" office:value-type="string">
            <text:p text:style-name="P23">0x0<text:span text:style-name="T122">1</text:span></text:p>
          </table:table-cell>
        </table:table-row>
        <table:table-row>
          <table:table-cell table:style-name="Тип_5f_пакета.A2" office:value-type="string">
            <text:p text:style-name="P23">Ответ</text:p>
          </table:table-cell>
          <table:table-cell table:style-name="Тип_5f_пакета.B2" office:value-type="string">
            <text:p text:style-name="P23">0x0<text:span text:style-name="T122">2</text:span></text:p>
          </table:table-cell>
        </table:table-row>
      </table:table>
      <text:p text:style-name="P49"/>
      <text:h text:style-name="Heading_20_3" text:outline-level="3"><text:bookmark-start text:name="__RefHeading___Toc2598_2518304145"/><text:soft-page-break/><text:span text:style-name="T123">Назначение</text:span> пакета<text:bookmark-end text:name="__RefHeading___Toc2598_2518304145"/></text:h>
      <table:table table:name="Вид_пакета" table:style-name="Вид_5f_пакета">
        <table:table-column table:style-name="Вид_5f_пакета.A"/>
        <table:table-column table:style-name="Вид_5f_пакета.B"/>
        <table:table-column table:style-name="Вид_5f_пакета.C"/>
        <table:table-row>
          <table:table-cell table:style-name="Вид_5f_пакета.A1" office:value-type="string">
            <text:p text:style-name="P7">Название</text:p>
          </table:table-cell>
          <table:table-cell table:style-name="Вид_5f_пакета.A1" office:value-type="string">
            <text:p text:style-name="P7">Значение</text:p>
          </table:table-cell>
          <table:table-cell table:style-name="Вид_5f_пакета.C1" office:value-type="string">
            <text:p text:style-name="P18">Тело протокола <text:span text:style-name="T126">должно быть</text:span></text:p>
          </table:table-cell>
        </table:table-row>
        <table:table-row>
          <table:table-cell table:style-name="Вид_5f_пакета.A2" office:value-type="string">
            <text:p text:style-name="P36">Отсутствует</text:p>
          </table:table-cell>
          <table:table-cell table:style-name="Вид_5f_пакета.A2" office:value-type="string">
            <text:p text:style-name="P23">0x0<text:span text:style-name="T119">0</text:span></text:p>
          </table:table-cell>
          <table:table-cell table:style-name="Вид_5f_пакета.C2" office:value-type="string">
            <text:p text:style-name="P38">Нет</text:p>
          </table:table-cell>
        </table:table-row>
        <table:table-row>
          <table:table-cell table:style-name="Вид_5f_пакета.A2" office:value-type="string">
            <text:p text:style-name="P23"><text:span text:style-name="T2">И</text:span><text:span text:style-name="T4">дентификация</text:span> устройства</text:p>
          </table:table-cell>
          <table:table-cell table:style-name="Вид_5f_пакета.A2" office:value-type="string">
            <text:p text:style-name="P23">0x0<text:span text:style-name="T119">1</text:span></text:p>
          </table:table-cell>
          <table:table-cell table:style-name="Вид_5f_пакета.C2" office:value-type="string">
            <text:p text:style-name="P38">Да</text:p>
          </table:table-cell>
        </table:table-row>
        <table:table-row>
          <table:table-cell table:style-name="Вид_5f_пакета.A2" office:value-type="string">
            <text:p text:style-name="P23">Состояние устройства</text:p>
          </table:table-cell>
          <table:table-cell table:style-name="Вид_5f_пакета.A2" office:value-type="string">
            <text:p text:style-name="P23">0x0<text:span text:style-name="T119">2</text:span></text:p>
          </table:table-cell>
          <table:table-cell table:style-name="Вид_5f_пакета.C2" office:value-type="string">
            <text:p text:style-name="P38">Да</text:p>
          </table:table-cell>
        </table:table-row>
        <table:table-row>
          <table:table-cell table:style-name="Вид_5f_пакета.A2" office:value-type="string">
            <text:p text:style-name="P25">Чтение данных</text:p>
          </table:table-cell>
          <table:table-cell table:style-name="Вид_5f_пакета.A2" office:value-type="string">
            <text:p text:style-name="P23">0x0<text:span text:style-name="T119">3</text:span></text:p>
          </table:table-cell>
          <table:table-cell table:style-name="Вид_5f_пакета.C2" office:value-type="string">
            <text:p text:style-name="P38">Да</text:p>
          </table:table-cell>
        </table:table-row>
        <table:table-row>
          <table:table-cell table:style-name="Вид_5f_пакета.A2" office:value-type="string">
            <text:p text:style-name="P25">Запись данных</text:p>
          </table:table-cell>
          <table:table-cell table:style-name="Вид_5f_пакета.A2" office:value-type="string">
            <text:p text:style-name="P23">0x0<text:span text:style-name="T119">4</text:span></text:p>
          </table:table-cell>
          <table:table-cell table:style-name="Вид_5f_пакета.C2" office:value-type="string">
            <text:p text:style-name="P38">Да</text:p>
          </table:table-cell>
        </table:table-row>
        <table:table-row>
          <table:table-cell table:style-name="Вид_5f_пакета.A2" office:value-type="string">
            <text:p text:style-name="P25">Ping/Pong</text:p>
          </table:table-cell>
          <table:table-cell table:style-name="Вид_5f_пакета.A2" office:value-type="string">
            <text:p text:style-name="P23">0x0<text:span text:style-name="T119">5</text:span></text:p>
          </table:table-cell>
          <table:table-cell table:style-name="Вид_5f_пакета.C2" office:value-type="string">
            <text:p text:style-name="P38">Нет</text:p>
          </table:table-cell>
        </table:table-row>
      </table:table>
      <text:h text:style-name="Heading_20_3" text:outline-level="3"><text:bookmark-start text:name="__RefHeading___Toc2600_2518304145"/>Флаги<text:bookmark-end text:name="__RefHeading___Toc2600_2518304145"/></text:h>
      <table:table table:name="Флаги" table:style-name="Флаги">
        <table:table-column table:style-name="Флаги.A"/>
        <table:table-column table:style-name="Флаги.B"/>
        <table:table-row>
          <table:table-cell table:style-name="Флаги.A1" office:value-type="string">
            <text:p text:style-name="P7">Название</text:p>
          </table:table-cell>
          <table:table-cell table:style-name="Флаги.B1" office:value-type="string">
            <text:p text:style-name="P7">Значение</text:p>
          </table:table-cell>
        </table:table-row>
        <table:table-row>
          <table:table-cell table:style-name="Флаги.A2" office:value-type="string">
            <text:p text:style-name="P44">Отсутствуют</text:p>
          </table:table-cell>
          <table:table-cell table:style-name="Флаги.B2" office:value-type="string">
            <text:p text:style-name="P44">0x00</text:p>
          </table:table-cell>
        </table:table-row>
        <table:table-row>
          <table:table-cell table:style-name="Флаги.A2" office:value-type="string">
            <text:p text:style-name="P34">Ошибка</text:p>
          </table:table-cell>
          <table:table-cell table:style-name="Флаги.B2" office:value-type="string">
            <text:p text:style-name="P34">0x<text:span text:style-name="T119">FF</text:span></text:p>
          </table:table-cell>
        </table:table-row>
      </table:table>
      <text:p text:style-name="P2"/>
      <text:h text:style-name="Heading_20_3" text:outline-level="3"><text:bookmark-start text:name="__RefHeading___Toc2602_2518304145"/>Размер тела пакета<text:bookmark-end text:name="__RefHeading___Toc2602_2518304145"/></text:h>
      <text:p text:style-name="P3">Количество байт, которое <text:span text:style-name="T16">ожидается</text:span> после <text:span text:style-name="T16">заголовка протокола.</text:span></text:p>
      <text:h text:style-name="Heading_20_3" text:outline-level="3"><text:bookmark-start text:name="__RefHeading___Toc2604_2518304145"/>Контрольная сумма заголовка <text:bookmark-end text:name="__RefHeading___Toc2604_2518304145"/></text:h>
      <text:p text:style-name="P52"><text:span text:style-name="T18">Н</text:span><text:span text:style-name="T17">еобходима для таких способов передачи как UART и пр.</text:span></text:p>
      <text:p text:style-name="P4"><text:span text:style-name="T5">Формула расчета = </text:span>Версия протокола + Тип пакета + Назначение пакета + Флаги + Размер тела пакета</text:p>
      <text:h text:style-name="P79" text:outline-level="1"><text:bookmark-start text:name="__RefHeading___Toc2606_2518304145"/><text:soft-page-break/>Тело протокола:<text:bookmark-end text:name="__RefHeading___Toc2606_2518304145"/></text:h>
      <text:h text:style-name="Heading_20_2" text:outline-level="2"><text:bookmark-start text:name="__RefHeading___Toc2608_2518304145"/>Идентификация устройства <text:span text:style-name="T19">(</text:span><text:span text:style-name="T125">16</text:span><text:span text:style-name="T19"> + N байт, </text:span><text:span text:style-name="T114">N </text:span><text:span text:style-name="T111">максимум 2</text:span><text:span text:style-name="T112">40</text:span><text:span text:style-name="T19">)</text:span><text:bookmark-end text:name="__RefHeading___Toc2608_2518304145"/></text:h>
      <table:table table:name="Идентификация_устройства" table:style-name="Идентификация_5f_устройства">
        <table:table-column table:style-name="Идентификация_5f_устройства.A"/>
        <table:table-column table:style-name="Идентификация_5f_устройства.B"/>
        <table:table-column table:style-name="Идентификация_5f_устройства.C"/>
        <table:table-column table:style-name="Идентификация_5f_устройства.D"/>
        <table:table-column table:style-name="Идентификация_5f_устройства.E"/>
        <table:table-column table:style-name="Идентификация_5f_устройства.F"/>
        <table:table-column table:style-name="Идентификация_5f_устройства.G"/>
        <table:table-column table:style-name="Идентификация_5f_устройства.H"/>
        <table:table-row>
          <table:table-cell table:style-name="Идентификация_5f_устройства.A1" office:value-type="string">
            <text:p text:style-name="P10">ID </text:p>
            <text:p text:style-name="P10">устройства</text:p>
          </table:table-cell>
          <table:table-cell table:style-name="Идентификация_5f_устройства.A1" office:value-type="string">
            <text:p text:style-name="P11">Длина имени </text:p>
            <text:p text:style-name="P11">устройства</text:p>
          </table:table-cell>
          <table:table-cell table:style-name="Идентификация_5f_устройства.A1" office:value-type="string">
            <text:p text:style-name="P20"><text:span text:style-name="T20">Длина </text:span><text:span text:style-name="T21">описания</text:span></text:p>
            <text:p text:style-name="P11">устройства</text:p>
          </table:table-cell>
          <table:table-cell table:style-name="Идентификация_5f_устройства.A1" table:number-columns-spanned="2" office:value-type="string">
            <text:p text:style-name="P12">Количество </text:p>
            <text:p text:style-name="P12">каналов записи</text:p>
          </table:table-cell>
          <table:covered-table-cell/>
          <table:table-cell table:style-name="Идентификация_5f_устройства.A1" office:value-type="string">
            <text:p text:style-name="P12">Количество </text:p>
            <text:p text:style-name="P12">каналов <text:span text:style-name="T22">чтения</text:span></text:p>
          </table:table-cell>
          <table:table-cell table:style-name="Идентификация_5f_устройства.A1" office:value-type="string">
            <text:p text:style-name="P13">Флаги</text:p>
          </table:table-cell>
          <table:table-cell table:style-name="Идентификация_5f_устройства.H1" office:value-type="string">
            <text:p text:style-name="P14"/>
            <text:p text:style-name="P5"><text:span text:style-name="T13">Контрольная сумма</text:span> </text:p>
            <text:p text:style-name="P14">тела пакета</text:p>
          </table:table-cell>
        </table:table-row>
        <table:table-row table:style-name="Идентификация_5f_устройства.2">
          <table:table-cell table:style-name="Идентификация_5f_устройства.A2" office:value-type="string">
            <text:p text:style-name="P26">2 байта</text:p>
          </table:table-cell>
          <table:table-cell table:style-name="Идентификация_5f_устройства.B2" office:value-type="string">
            <text:p text:style-name="P20"><text:span text:style-name="T22">1</text:span> байт</text:p>
          </table:table-cell>
          <table:table-cell table:style-name="Идентификация_5f_устройства.C2" office:value-type="string">
            <text:p text:style-name="P27">2 байта</text:p>
          </table:table-cell>
          <table:table-cell table:style-name="Идентификация_5f_устройства.D2" table:number-columns-spanned="2" office:value-type="string">
            <text:p text:style-name="P20">1 байт</text:p>
          </table:table-cell>
          <table:covered-table-cell/>
          <table:table-cell table:style-name="Идентификация_5f_устройства.F2" office:value-type="string">
            <text:p text:style-name="P21"><text:span text:style-name="T14">1</text:span> байт<text:span text:style-name="T13">а</text:span></text:p>
          </table:table-cell>
          <table:table-cell table:style-name="Идентификация_5f_устройства.G2" office:value-type="string">
            <text:p text:style-name="P28">1 байт</text:p>
          </table:table-cell>
          <table:table-cell table:style-name="Идентификация_5f_устройства.H2" office:value-type="string">
            <text:p text:style-name="P22"><text:span text:style-name="T125">8</text:span> байт</text:p>
          </table:table-cell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67">Имя устройства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68">Описание устройства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39"><text:span text:style-name="T45">(</text:span><text:span text:style-name="T24">Длина имени устройства) б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39"><text:span text:style-name="T45">(</text:span><text:span text:style-name="T24">Длина </text:span><text:span text:style-name="T46">описания </text:span><text:span text:style-name="T24">устройства) байт</text:span>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69">Тип данных <text:span text:style-name="T50">к</text:span>анал<text:span text:style-name="T51">а</text:span> <text:span text:style-name="T50">записи</text:span> № N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69">Тип данных <text:span text:style-name="T50">к</text:span>анал<text:span text:style-name="T51">а</text:span> чтения № N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40"><text:span text:style-name="T52">(</text:span>Количество <text:span text:style-name="T23">каналов записи</text:span><text:span text:style-name="T25">)</text:span><text:span text:style-name="T47"> б</text:span><text:span text:style-name="T48">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40"><text:span text:style-name="T52">(</text:span>Количество <text:span text:style-name="T23">каналов </text:span><text:span text:style-name="T25">чтения)</text:span><text:span text:style-name="T47"> б</text:span><text:span text:style-name="T48">айт</text:span></text:p>
          </table:table-cell>
          <table:covered-table-cell/>
          <table:covered-table-cell/>
          <table:covered-table-cell/>
        </table:table-row>
      </table:table>
      <text:p text:style-name="P2"/>
      <text:h text:style-name="Heading_20_3" text:outline-level="3"><text:bookmark-start text:name="__RefHeading___Toc2610_2518304145"/>ID устройства<text:bookmark-end text:name="__RefHeading___Toc2610_2518304145"/></text:h>
      <text:p text:style-name="P2"><text:span text:style-name="T53">Список описания устройств по их ID, с</text:span><text:span text:style-name="T54">мотри </text:span><text:span text:style-name="T53">в </text:span><text:span text:style-name="T54">Приложени</text:span><text:span text:style-name="T53">и</text:span><text:span text:style-name="T54"> 1.</text:span></text:p>
      <text:h text:style-name="Heading_20_3" text:outline-level="3"/>
      <text:h text:style-name="Heading_20_3" text:outline-level="3"><text:bookmark-start text:name="__RefHeading___Toc2612_2518304145"/>Количество каналов<text:bookmark-end text:name="__RefHeading___Toc2612_2518304145"/></text:h>
      <text:p text:style-name="Standard">Минимальное значение — 0. Максимальное значение — 255.</text:p>
      <text:h text:style-name="Heading_20_3" text:outline-level="3"><text:soft-page-break/></text:h>
      <text:h text:style-name="Heading_20_3" text:outline-level="3"><text:bookmark-start text:name="__RefHeading___Toc2614_2518304145"/>Флаги<text:bookmark-end text:name="__RefHeading___Toc2614_2518304145"/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7">Название</text:p>
          </table:table-cell>
          <table:table-cell table:style-name="Таблица27.B1" office:value-type="string">
            <text:p text:style-name="P7">Значение</text:p>
          </table:table-cell>
        </table:table-row>
        <table:table-row>
          <table:table-cell table:style-name="Таблица27.A2" office:value-type="string">
            <text:p text:style-name="P44">Отсутствуют</text:p>
          </table:table-cell>
          <table:table-cell table:style-name="Таблица27.B2" office:value-type="string">
            <text:p text:style-name="P44">0x00</text:p>
          </table:table-cell>
        </table:table-row>
        <table:table-row>
          <table:table-cell table:style-name="Таблица27.A2" office:value-type="string">
            <text:p text:style-name="P35">Ошибка</text:p>
          </table:table-cell>
          <table:table-cell table:style-name="Таблица27.B2" office:value-type="string">
            <text:p text:style-name="P34">0x<text:span text:style-name="T119">FF</text:span></text:p>
          </table:table-cell>
        </table:table-row>
      </table:table>
      <text:h text:style-name="P84" text:outline-level="3"/>
      <text:h text:style-name="Heading_20_3" text:outline-level="3"><text:bookmark-start text:name="__RefHeading___Toc2616_2518304145"/><text:span text:style-name="T55">Контрольная сумма</text:span><text:span text:style-name="T56"> </text:span><text:span text:style-name="T57">тела пакета</text:span><text:bookmark-end text:name="__RefHeading___Toc2616_2518304145"/></text:h>
      <text:p text:style-name="P46"><text:span text:style-name="T5">Формула расчета = ID устройства </text:span><text:span text:style-name="T7">+ </text:span><text:span text:style-name="T5">Длина имени устройства </text:span><text:span text:style-name="T7">+ </text:span><text:span text:style-name="T5">Длина описания устройства </text:span><text:span text:style-name="T7">+ </text:span><text:span text:style-name="T5">Количество каналов записи </text:span><text:span text:style-name="T7">+ </text:span><text:span text:style-name="T5">Количество каналов чтения </text:span><text:span text:style-name="T7">+ </text:span><text:span text:style-name="T5">Флаги </text:span><text:span text:style-name="T7">+ </text:span><text:span text:style-name="T5">Размер пакета данных</text:span></text:p>
      <text:p text:style-name="P45"/>
      <text:h text:style-name="Heading_20_3" text:outline-level="3"><text:bookmark-start text:name="__RefHeading___Toc2618_2518304145"/>Тип данных <text:span text:style-name="T50">к</text:span>анал<text:span text:style-name="T51">а</text:span><text:bookmark-end text:name="__RefHeading___Toc2618_2518304145"/></text:h>
      <text:p text:style-name="P51">Типы данных канала описываются размером в один байт. Описание типов каналов смотри в Приложении 2</text:p>
      <text:h text:style-name="P82" text:outline-level="2"><text:bookmark-start text:name="__RefHeading___Toc2620_2518304145"/>Состояние устройства <text:span text:style-name="T19">(</text:span><text:span text:style-name="T125">15</text:span><text:span text:style-name="T19"> + </text:span><text:span text:style-name="T114">N байт</text:span><text:span text:style-name="T19">, </text:span><text:span text:style-name="T114">N </text:span><text:span text:style-name="T111">максимум 2</text:span><text:span text:style-name="T112">40</text:span><text:span text:style-name="T19"> байт)</text:span><text:bookmark-end text:name="__RefHeading___Toc2620_2518304145"/></text:h>
      <table:table table:name="Состояние_устройства" table:style-name="Состояние_5f_устройства">
        <table:table-column table:style-name="Состояние_5f_устройства.A"/>
        <table:table-column table:style-name="Состояние_5f_устройства.B"/>
        <table:table-column table:style-name="Состояние_5f_устройства.C"/>
        <table:table-column table:style-name="Состояние_5f_устройства.D"/>
        <table:table-column table:style-name="Состояние_5f_устройства.E"/>
        <table:table-column table:style-name="Состояние_5f_устройства.F"/>
        <table:table-row>
          <table:table-cell table:style-name="Состояние_5f_устройства.A1" office:value-type="string">
            <text:p text:style-name="P11">Длина имени устройства</text:p>
          </table:table-cell>
          <table:table-cell table:style-name="Состояние_5f_устройства.A1" office:value-type="string">
            <text:p text:style-name="P10">Состояние устройства</text:p>
          </table:table-cell>
          <table:table-cell table:style-name="Состояние_5f_устройства.A1" table:number-columns-spanned="2" office:value-type="string">
            <text:p text:style-name="P6">Флаги</text:p>
          </table:table-cell>
          <table:covered-table-cell/>
          <table:table-cell table:style-name="Состояние_5f_устройства.A1" office:value-type="string">
            <text:p text:style-name="P5">Размер </text:p>
            <text:p text:style-name="P14">пакета данных</text:p>
          </table:table-cell>
          <table:table-cell table:style-name="Состояние_5f_устройства.F1" office:value-type="string">
            <text:p text:style-name="P5"><text:span text:style-name="T13">Контрольная сумма</text:span> </text:p>
            <text:p text:style-name="P14">тела пакета</text:p>
          </table:table-cell>
        </table:table-row>
        <table:table-row>
          <table:table-cell table:style-name="Состояние_5f_устройства.A2" office:value-type="string">
            <text:p text:style-name="P29">1 байт</text:p>
          </table:table-cell>
          <table:table-cell table:style-name="Состояние_5f_устройства.B2" office:value-type="string">
            <text:p text:style-name="P20">1 байт</text:p>
          </table:table-cell>
          <table:table-cell table:style-name="Состояние_5f_устройства.C2" table:number-columns-spanned="2" office:value-type="string">
            <text:p text:style-name="P21"><text:span text:style-name="T14">1</text:span> байт<text:span text:style-name="T13">а</text:span></text:p>
          </table:table-cell>
          <table:covered-table-cell/>
          <table:table-cell table:style-name="Состояние_5f_устройства.E2" office:value-type="string">
            <text:p text:style-name="P20"><text:span text:style-name="T59">4</text:span> байта</text:p>
          </table:table-cell>
          <table:table-cell table:style-name="Состояние_5f_устройства.F2" office:value-type="string">
            <text:p text:style-name="P22"><text:span text:style-name="T125">8</text:span> байт</text:p>
          </table:table-cell>
        </table:table-row>
        <table:table-row>
          <table:table-cell table:style-name="Состояние_5f_устройства.A3" table:number-columns-spanned="3" office:value-type="string">
            <text:p text:style-name="P15">Имя устройства</text:p>
          </table:table-cell>
          <table:covered-table-cell/>
          <table:covered-table-cell/>
          <table:table-cell table:style-name="Состояние_5f_устройства.D3" table:number-columns-spanned="3" office:value-type="string">
            <text:p text:style-name="P11">Данные</text:p>
          </table:table-cell>
          <table:covered-table-cell/>
          <table:covered-table-cell/>
        </table:table-row>
        <table:table-row>
          <table:table-cell table:style-name="Состояние_5f_устройства.A4" table:number-columns-spanned="3" office:value-type="string">
            <text:p text:style-name="P43">(Длина имени устройства) байт</text:p>
          </table:table-cell>
          <table:covered-table-cell/>
          <table:covered-table-cell/>
          <table:table-cell table:style-name="Состояние_5f_устройства.D4" table:number-columns-spanned="3" office:value-type="string">
            <text:p text:style-name="P41"><text:span text:style-name="T60">(</text:span>Размер <text:span text:style-name="T61">пакета данных</text:span><text:span text:style-name="T60">)</text:span><text:span text:style-name="T61"> </text:span><text:span text:style-name="T60">байт</text:span></text:p>
          </table:table-cell>
          <table:covered-table-cell/>
          <table:covered-table-cell/>
        </table:table-row>
      </table:table>
      <text:p text:style-name="P50"/>
      <text:h text:style-name="Heading_20_3" text:outline-level="3"><text:bookmark-start text:name="__RefHeading___Toc2628_2518304145"/>Состояние устройства<text:bookmark-end text:name="__RefHeading___Toc2628_2518304145"/></text:h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7">Название</text:p>
          </table:table-cell>
          <table:table-cell table:style-name="Таблица32.B1" office:value-type="string">
            <text:p text:style-name="P7">Значение</text:p>
          </table:table-cell>
        </table:table-row>
        <table:table-row>
          <table:table-cell table:style-name="Таблица32.A2" office:value-type="string">
            <text:p text:style-name="P31">Не доступно</text:p>
          </table:table-cell>
          <table:table-cell table:style-name="Таблица32.B2" office:value-type="string">
            <text:p text:style-name="P23">0x00</text:p>
          </table:table-cell>
        </table:table-row>
        <table:table-row>
          <table:table-cell table:style-name="Таблица32.A2" office:value-type="string">
            <text:p text:style-name="P31">Доступно</text:p>
          </table:table-cell>
          <table:table-cell table:style-name="Таблица32.B2" office:value-type="string">
            <text:p text:style-name="P23">0x01</text:p>
          </table:table-cell>
        </table:table-row>
      </table:table>
      <text:p text:style-name="P48"/>
      <text:h text:style-name="Heading_20_3" text:outline-level="3"><text:bookmark-start text:name="__RefHeading___Toc2630_2518304145"/>Флаги<text:bookmark-end text:name="__RefHeading___Toc2630_2518304145"/></text:h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7">Название</text:p>
          </table:table-cell>
          <table:table-cell table:style-name="Таблица33.B1" office:value-type="string">
            <text:p text:style-name="P7">Значение</text:p>
          </table:table-cell>
        </table:table-row>
        <table:table-row>
          <table:table-cell table:style-name="Таблица33.A2" office:value-type="string">
            <text:p text:style-name="P44">Отсутствуют</text:p>
          </table:table-cell>
          <table:table-cell table:style-name="Таблица33.B2" office:value-type="string">
            <text:p text:style-name="P44">0x00</text:p>
          </table:table-cell>
        </table:table-row>
        <table:table-row>
          <table:table-cell table:style-name="Таблица33.A2" office:value-type="string">
            <text:p text:style-name="P35">Ошибка</text:p>
          </table:table-cell>
          <table:table-cell table:style-name="Таблица33.B2" office:value-type="string">
            <text:p text:style-name="P34">0x<text:span text:style-name="T119">FF</text:span></text:p>
          </table:table-cell>
        </table:table-row>
      </table:table>
      <text:h text:style-name="P85" text:outline-level="3"><text:bookmark-start text:name="__RefHeading___Toc2616_25183041451"/><text:span text:style-name="T55">Контрольная сумма</text:span><text:span text:style-name="T56"> </text:span><text:span text:style-name="T57">тела пакета</text:span><text:bookmark-end text:name="__RefHeading___Toc2616_25183041451"/></text:h>
      <text:h text:style-name="P74" text:outline-level="3"><text:bookmark-start text:name="__RefHeading___Toc1834_2934939982"/><text:span text:style-name="T5">Формула расчета = Длина имени устройства </text:span><text:span text:style-name="T8">+ </text:span><text:span text:style-name="T5">Состояние устройства </text:span><text:span text:style-name="T8">+ </text:span><text:span text:style-name="T5">Флаги </text:span><text:span text:style-name="T9">+ </text:span><text:span text:style-name="T5">Размер пакета данных</text:span><text:bookmark-end text:name="__RefHeading___Toc1834_2934939982"/></text:h>
      <text:h text:style-name="P82" text:outline-level="2"><text:bookmark-start text:name="__RefHeading___Toc2622_2518304145"/>Чтение / Запись данных <text:span text:style-name="T19">(</text:span><text:span text:style-name="T125">15</text:span><text:span text:style-name="T19"> + N байт, </text:span><text:span text:style-name="T114">N </text:span><text:span text:style-name="T111">максимум 2</text:span><text:span text:style-name="T112">40</text:span><text:span text:style-name="T19">)</text:span><text:bookmark-end text:name="__RefHeading___Toc2622_2518304145"/></text:h>
      <table:table table:name="Чтение/Запись_данных" table:style-name="Чтение_2f_Запись_5f_данных">
        <table:table-column table:style-name="Чтение_2f_Запись_5f_данных.A"/>
        <table:table-column table:style-name="Чтение_2f_Запись_5f_данных.B"/>
        <table:table-column table:style-name="Чтение_2f_Запись_5f_данных.C"/>
        <table:table-column table:style-name="Чтение_2f_Запись_5f_данных.D"/>
        <table:table-column table:style-name="Чтение_2f_Запись_5f_данных.E"/>
        <table:table-column table:style-name="Чтение_2f_Запись_5f_данных.F"/>
        <table:table-row>
          <table:table-cell table:style-name="Чтение_2f_Запись_5f_данных.A1" office:value-type="string">
            <text:p text:style-name="P11">Длина имени устройства</text:p>
          </table:table-cell>
          <table:table-cell table:style-name="Чтение_2f_Запись_5f_данных.A1" office:value-type="string">
            <text:p text:style-name="P15">Номер </text:p>
            <text:p text:style-name="P15">канала</text:p>
          </table:table-cell>
          <table:table-cell table:style-name="Чтение_2f_Запись_5f_данных.A1" table:number-columns-spanned="2" office:value-type="string">
            <text:p text:style-name="P6">Флаги</text:p>
          </table:table-cell>
          <table:covered-table-cell/>
          <table:table-cell table:style-name="Чтение_2f_Запись_5f_данных.A1" office:value-type="string">
            <text:p text:style-name="P5">Размер </text:p>
            <text:p text:style-name="P14">пакета данных</text:p>
          </table:table-cell>
          <table:table-cell table:style-name="Чтение_2f_Запись_5f_данных.F1" office:value-type="string">
            <text:p text:style-name="P5"><text:span text:style-name="T13">Контрольная сумма</text:span> </text:p>
            <text:p text:style-name="P14">тела пакета</text:p>
          </table:table-cell>
        </table:table-row>
        <table:table-row>
          <table:table-cell table:style-name="Чтение_2f_Запись_5f_данных.A2" office:value-type="string">
            <text:p text:style-name="P29">1 байт</text:p>
          </table:table-cell>
          <table:table-cell table:style-name="Чтение_2f_Запись_5f_данных.A2" office:value-type="string">
            <text:p text:style-name="P20">1 байт</text:p>
          </table:table-cell>
          <table:table-cell table:style-name="Чтение_2f_Запись_5f_данных.A2" table:number-columns-spanned="2" office:value-type="string">
            <text:p text:style-name="P21"><text:span text:style-name="T14">1</text:span> байт<text:span text:style-name="T13">а</text:span></text:p>
          </table:table-cell>
          <table:covered-table-cell/>
          <table:table-cell table:style-name="Чтение_2f_Запись_5f_данных.A2" office:value-type="string">
            <text:p text:style-name="P20"><text:span text:style-name="T59">4</text:span> байта</text:p>
          </table:table-cell>
          <table:table-cell table:style-name="Чтение_2f_Запись_5f_данных.F2" office:value-type="string">
            <text:p text:style-name="P22"><text:span text:style-name="T125">8</text:span> байт</text:p>
          </table:table-cell>
        </table:table-row>
        <table:table-row>
          <table:table-cell table:style-name="Чтение_2f_Запись_5f_данных.A2" table:number-columns-spanned="3" office:value-type="string">
            <text:p text:style-name="P15">Имя устройства</text:p>
          </table:table-cell>
          <table:covered-table-cell/>
          <table:covered-table-cell/>
          <table:table-cell table:style-name="Чтение_2f_Запись_5f_данных.F2" table:number-columns-spanned="3" office:value-type="string">
            <text:p text:style-name="P11">Данные</text:p>
          </table:table-cell>
          <table:covered-table-cell/>
          <table:covered-table-cell/>
        </table:table-row>
        <table:table-row>
          <table:table-cell table:style-name="Чтение_2f_Запись_5f_данных.A2" table:number-columns-spanned="3" office:value-type="string">
            <text:p text:style-name="P30"><text:span text:style-name="T20">(Длина имени устройства) </text:span><text:span text:style-name="T6">байт</text:span></text:p>
          </table:table-cell>
          <table:covered-table-cell/>
          <table:covered-table-cell/>
          <table:table-cell table:style-name="Чтение_2f_Запись_5f_данных.F2" table:number-columns-spanned="3" office:value-type="string">
            <text:p text:style-name="P5"><text:span text:style-name="T60">(</text:span>Размер <text:span text:style-name="T61">пакета данных</text:span><text:span text:style-name="T60">)</text:span><text:span text:style-name="T61"> </text:span><text:span text:style-name="T6">байт</text:span></text:p>
          </table:table-cell>
          <table:covered-table-cell/>
          <table:covered-table-cell/>
        </table:table-row>
      </table:table>
      <text:p text:style-name="P1"/>
      <text:h text:style-name="Heading_20_3" text:outline-level="3"><text:bookmark-start text:name="__RefHeading___Toc2632_2518304145"/>Номер канала<text:bookmark-end text:name="__RefHeading___Toc2632_2518304145"/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16">Название</text:p>
          </table:table-cell>
          <table:table-cell table:style-name="Таблица25.B1" office:value-type="string">
            <text:p text:style-name="P7">Значение</text:p>
          </table:table-cell>
        </table:table-row>
        <table:table-row>
          <table:table-cell table:style-name="Таблица25.A2" office:value-type="string">
            <text:p text:style-name="P32">0 - 25<text:span text:style-name="T127">5</text:span></text:p>
          </table:table-cell>
          <table:table-cell table:style-name="Таблица25.B2" office:value-type="string">
            <text:p text:style-name="P23">0x00 - <text:span text:style-name="T62">0xF</text:span><text:span text:style-name="T127">F</text:span></text:p>
          </table:table-cell>
        </table:table-row>
      </table:table>
      <text:p text:style-name="P49"/>
      <text:h text:style-name="P86" text:outline-level="3"><text:bookmark-start text:name="__RefHeading___Toc2614_25183041451"/>Флаги<text:bookmark-end text:name="__RefHeading___Toc2614_25183041451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">Название</text:p>
          </table:table-cell>
          <table:table-cell table:style-name="Таблица1.B1" office:value-type="string">
            <text:p text:style-name="P8">Значение</text:p>
          </table:table-cell>
        </table:table-row>
        <table:table-row>
          <table:table-cell table:style-name="Таблица1.A2" office:value-type="string">
            <text:p text:style-name="P44">Отсутствуют</text:p>
          </table:table-cell>
          <table:table-cell table:style-name="Таблица1.B2" office:value-type="string">
            <text:p text:style-name="P44">0x00</text:p>
          </table:table-cell>
        </table:table-row>
        <table:table-row>
          <table:table-cell table:style-name="Таблица1.A2" office:value-type="string">
            <text:p text:style-name="P35">Ошибка</text:p>
          </table:table-cell>
          <table:table-cell table:style-name="Таблица1.B2" office:value-type="string">
            <text:p text:style-name="P24">0x<text:span text:style-name="T121">FF</text:span></text:p>
          </table:table-cell>
        </table:table-row>
      </table:table>
      <text:h text:style-name="P87" text:outline-level="3"/>
      <text:h text:style-name="P85" text:outline-level="3"><text:bookmark-start text:name="__RefHeading___Toc2616_25183041452"/><text:span text:style-name="T55">Контрольная сумма</text:span><text:span text:style-name="T56"> </text:span><text:span text:style-name="T57">тела пакета</text:span><text:bookmark-end text:name="__RefHeading___Toc2616_25183041452"/></text:h>
      <text:h text:style-name="P75" text:outline-level="3"><text:bookmark-start text:name="__RefHeading___Toc1836_2934939982"/><text:span text:style-name="T102">Формула расчета = Длина имени устройства </text:span><text:span text:style-name="T103">+ </text:span><text:span text:style-name="T105">Номер канала</text:span><text:span text:style-name="T102"> </text:span><text:span text:style-name="T103">+ </text:span><text:span text:style-name="T102">Флаги </text:span><text:span text:style-name="T104">+ </text:span><text:span text:style-name="T102">Размер пакета данных</text:span><text:bookmark-end text:name="__RefHeading___Toc1836_2934939982"/></text:h>
      <text:h text:style-name="P80" text:outline-level="1"><text:bookmark-start text:name="__RefHeading___Toc1731_2518304145"/>Приложение 1<text:bookmark-end text:name="__RefHeading___Toc1731_2518304145"/></text:h>
      <text:h text:style-name="Heading_20_2" text:outline-level="2"><text:bookmark-start text:name="__RefHeading___Toc2624_2518304145"/><text:span text:style-name="T58">Список </text:span>ID устройств<text:bookmark-end text:name="__RefHeading___Toc2624_2518304145"/></text:h>
      <text:h text:style-name="Heading_20_3" text:outline-level="3"><text:bookmark-start text:name="__RefHeading___Toc1898_1604946479"/>ID 1 <text:span text:style-name="T71">(Switch)</text:span><text:bookmark-end text:name="__RefHeading___Toc1898_1604946479"/></text:h>
      <text:p text:style-name="P63">Каналы чтения/записи <text:span text:style-name="T72">= </text:span><text:span text:style-name="T73">от </text:span><text:span text:style-name="T74">1</text:span><text:span text:style-name="T75"> </text:span><text:span text:style-name="T73">до</text:span><text:span text:style-name="T75"> </text:span><text:span text:style-name="T100">255</text:span><text:span text:style-name="T75"> </text:span><text:span text:style-name="T72">/ <text:s/></text:span><text:span text:style-name="T74">от 1 до </text:span><text:span text:style-name="T101">255</text:span></text:p>
      <text:p text:style-name="P59"/>
      <text:p text:style-name="P60"><text:span text:style-name="T76">Тип данных</text:span><text:span text:style-name="T77"> </text:span><text:span text:style-name="T72">W</text:span><text:span text:style-name="T106">0</text:span><text:span text:style-name="T72"> - </text:span><text:span text:style-name="T74">W</text:span><text:span text:style-name="T101">25</text:span><text:span text:style-name="T107">5</text:span><text:span text:style-name="T74"> </text:span><text:span text:style-name="T72">= <text:s/>BOOL</text:span></text:p>
      <text:p text:style-name="P61"><text:span text:style-name="T76">Тип данных</text:span><text:span text:style-name="T77"> </text:span><text:span text:style-name="T72">R0 </text:span><text:span text:style-name="T78">- </text:span><text:span text:style-name="T74">R</text:span><text:span text:style-name="T101">25</text:span><text:span text:style-name="T107">5</text:span><text:span text:style-name="T78"> </text:span><text:span text:style-name="T72">= <text:s/>BOOL</text:span></text:p>
      <text:p text:style-name="P61"/>
      <text:p text:style-name="P59"><text:span text:style-name="T106">З</text:span><text:span text:style-name="T76">на</text:span><text:span text:style-name="T79">ч</text:span><text:span text:style-name="T76">ение </text:span>R0 - <text:span text:style-name="T74">R</text:span><text:span text:style-name="T106">255</text:span> = <text:span text:style-name="T80">true/false </text:span><text:span text:style-name="T109">или 0/1 </text:span><text:span text:style-name="T80"><text:s/></text:span>– ON/OFF</text:p>
      <text:p text:style-name="P59"/>
      <text:p text:style-name="P62">Канал под номером 255 является общим. Чтение/запись из/в этот канал означает, <text:span text:style-name="T108">что необходимо</text:span> произвести действие для всех каналов устройства.</text:p>
      <text:p text:style-name="P61"/>
      <text:p text:style-name="P58"><text:span text:style-name="T76">Описание устройства</text:span>: «<text:span text:style-name="T108">Switch».</text:span></text:p>
      <text:p text:style-name="P58"/>
      <text:h text:style-name="Heading_20_3" text:outline-level="3"><text:bookmark-start text:name="__RefHeading___Toc1900_1604946479"/>ID <text:span text:style-name="T78">2 </text:span><text:span text:style-name="T71">(</text:span><text:span text:style-name="T78">Weather station </text:span><text:span text:style-name="T71">on bme280, </text:span><text:span text:style-name="T75">DHT22</text:span><text:span text:style-name="T71">)</text:span><text:bookmark-end text:name="__RefHeading___Toc1900_1604946479"/></text:h>
      <text:p text:style-name="P63">Каналы чтения/записи <text:span text:style-name="T72">= </text:span><text:span text:style-name="T73">от </text:span><text:span text:style-name="T75">2 </text:span><text:span text:style-name="T73">до</text:span><text:span text:style-name="T75"> 3 </text:span><text:span text:style-name="T72">/ </text:span><text:span text:style-name="T78">0</text:span></text:p>
      <text:p text:style-name="P59"/>
      <text:p text:style-name="P66"><text:span text:style-name="T81">Тип данных </text:span><text:span text:style-name="T82">R0 = </text:span><text:span text:style-name="T72">FLOAT_32 </text:span><text:span text:style-name="T78">(T</text:span><text:span text:style-name="T83">emperature C)</text:span></text:p>
      <text:p text:style-name="P66"><text:span text:style-name="T81">Тип данных</text:span><text:span text:style-name="T84"> </text:span><text:span text:style-name="T82">R</text:span><text:span text:style-name="T83">1</text:span><text:span text:style-name="T82"> = </text:span><text:span text:style-name="T72">FLOAT_32 </text:span><text:span text:style-name="T78">(H</text:span><text:span text:style-name="T83">umidity %)</text:span></text:p>
      <text:p text:style-name="P56"><text:span text:style-name="T26">Тип данных</text:span><text:span text:style-name="T27"> </text:span><text:span text:style-name="T28">R</text:span><text:span text:style-name="T29">2</text:span><text:span text:style-name="T28"> = </text:span><text:span text:style-name="T42">FLOAT_32 </text:span><text:span text:style-name="T43">(Pressure mm Hg)</text:span></text:p>
      <text:p text:style-name="P65"/>
      <text:p text:style-name="P70"><text:span text:style-name="T30">Зна</text:span><text:span text:style-name="T31">ч</text:span><text:span text:style-name="T30">ение </text:span><text:span text:style-name="T32">R0 <text:s/></text:span><text:span text:style-name="T33">= температура</text:span><text:span text:style-name="T34"> C</text:span><text:span text:style-name="T87">°</text:span></text:p>
      <text:p text:style-name="P59"><text:span text:style-name="T76">Зна</text:span><text:span text:style-name="T79">ч</text:span><text:span text:style-name="T76">ение </text:span><text:span text:style-name="T88">R1 </text:span><text:span text:style-name="T63">= влажность</text:span> %</text:p>
      <text:p text:style-name="P59"><text:span text:style-name="T76">Зна</text:span><text:span text:style-name="T79">ч</text:span><text:span text:style-name="T76">ение </text:span><text:span text:style-name="T88">R2 </text:span><text:span text:style-name="T63">= давление</text:span> <text:span text:style-name="T63">мм рт.ст.</text:span></text:p>
      <text:p text:style-name="P61"/>
      <text:p text:style-name="P58"><text:span text:style-name="T63">Описание</text:span>: <text:span text:style-name="T63">Метеостанция</text:span><text:span text:style-name="T78"> </text:span><text:span text:style-name="T63">на датчиках </text:span><text:span text:style-name="T78">bme280 </text:span><text:span text:style-name="T63">или</text:span><text:span text:style-name="T75"> DHT22</text:span><text:span text:style-name="T78">.</text:span></text:p>
      <text:h text:style-name="Heading_20_3" text:outline-level="3"><text:bookmark-start text:name="__RefHeading___Toc161_3032671417"/><text:soft-page-break/>ID <text:span text:style-name="T89">3</text:span> <text:span text:style-name="T71">(</text:span><text:span text:style-name="T89">File</text:span><text:span text:style-name="T71">)</text:span><text:bookmark-end text:name="__RefHeading___Toc161_3032671417"/></text:h>
      <text:p text:style-name="P64"><text:span text:style-name="T90">Каналы чтения/записи </text:span>= <text:span text:style-name="T78">1 </text:span>/ <text:span text:style-name="T78">1</text:span></text:p>
      <text:p text:style-name="P59"/>
      <text:p text:style-name="P61"><text:span text:style-name="T76">Тип данных </text:span><text:span text:style-name="T72">R0 = <text:s/>STRING</text:span></text:p>
      <text:p text:style-name="P61"><text:span text:style-name="T76">Тип данных </text:span><text:span text:style-name="T77"><text:s/></text:span><text:span text:style-name="T72">W0 = <text:s/>STRING</text:span></text:p>
      <text:p text:style-name="P61"/>
      <text:p text:style-name="P58"><text:span text:style-name="T91">Описание</text:span>: <text:span text:style-name="T92">Текстовый </text:span><text:span text:style-name="T91">файл</text:span>.</text:p>
      <text:p text:style-name="P58"/>
      <text:h text:style-name="Heading_20_3" text:outline-level="3"><text:bookmark-start text:name="__RefHeading___Toc1900_16049464791"/>ID <text:span text:style-name="T93">4</text:span><text:span text:style-name="T78"> </text:span><text:span text:style-name="T94">(</text:span><text:span text:style-name="T95">О</text:span><text:span text:style-name="T96">блачко =)</text:span><text:span text:style-name="T94">)</text:span><text:bookmark-end text:name="__RefHeading___Toc1900_16049464791"/></text:h>
      <text:p text:style-name="P63">Каналы чтения/записи <text:span text:style-name="T72">= </text:span><text:span text:style-name="T97">3</text:span><text:span text:style-name="T75"> </text:span><text:span text:style-name="T72">/ </text:span><text:span text:style-name="T97">6</text:span></text:p>
      <text:p text:style-name="P59"/>
      <text:p text:style-name="P66"><text:span text:style-name="T81">Тип данных </text:span><text:span text:style-name="T82">R0/</text:span><text:span text:style-name="T85">W0</text:span><text:span text:style-name="T82"> = </text:span><text:span text:style-name="T86">BOOL</text:span><text:span text:style-name="T72"> </text:span><text:span text:style-name="T78">(</text:span><text:span text:style-name="T97">Воспроизведение мелодии</text:span><text:span text:style-name="T83">)</text:span></text:p>
      <text:p text:style-name="P66"><text:span text:style-name="T81">Тип данных</text:span><text:span text:style-name="T84"> </text:span><text:span text:style-name="T82">R</text:span><text:span text:style-name="T83">1</text:span><text:span text:style-name="T82">/</text:span><text:span text:style-name="T85">W1</text:span><text:span text:style-name="T82"> = </text:span><text:span text:style-name="T86">BOOL</text:span><text:span text:style-name="T72"> </text:span><text:span text:style-name="T78">(</text:span><text:span text:style-name="T97">Подсветка вкл./выкл.</text:span><text:span text:style-name="T83">)</text:span></text:p>
      <text:p text:style-name="P56"><text:span text:style-name="T26">Тип данных</text:span><text:span text:style-name="T27"> </text:span><text:span text:style-name="T28">R</text:span><text:span text:style-name="T29">2</text:span><text:span text:style-name="T28">/</text:span><text:span text:style-name="T39">W2</text:span><text:span text:style-name="T28"> = </text:span><text:span text:style-name="T40">BOOL</text:span><text:span text:style-name="T42"> </text:span><text:span text:style-name="T43">(</text:span><text:span text:style-name="T44">Авто повтор</text:span><text:span text:style-name="T43">)</text:span></text:p>
      <text:p text:style-name="P65"/>
      <text:p text:style-name="P56"><text:span text:style-name="T26">Тип данных</text:span><text:span text:style-name="T27"> </text:span><text:span text:style-name="T41">W3</text:span><text:span text:style-name="T28"> = </text:span><text:span text:style-name="T41">BOOL</text:span><text:span text:style-name="T42"> </text:span><text:span text:style-name="T43">(</text:span><text:span text:style-name="T44">Звуки природы</text:span><text:span text:style-name="T43">)</text:span></text:p>
      <text:p text:style-name="P56"><text:span text:style-name="T26">Тип данных</text:span><text:span text:style-name="T27"> </text:span><text:span text:style-name="T41">W4</text:span><text:span text:style-name="T28"> = </text:span><text:span text:style-name="T41">BOOL</text:span><text:span text:style-name="T42"> </text:span><text:span text:style-name="T43">(</text:span><text:span text:style-name="T44">Музыка</text:span><text:span text:style-name="T43">)</text:span></text:p>
      <text:p text:style-name="P56"><text:span text:style-name="T26">Тип данных</text:span><text:span text:style-name="T27"> </text:span><text:span text:style-name="T41">W5</text:span><text:span text:style-name="T28"> = </text:span><text:span text:style-name="T41">BOOL</text:span><text:span text:style-name="T42"> </text:span><text:span text:style-name="T43">(</text:span><text:span text:style-name="T49">Переключение п</text:span><text:span text:style-name="T44">одсветк</text:span><text:span text:style-name="T49">и</text:span><text:span text:style-name="T43">)</text:span></text:p>
      <text:p text:style-name="P65"/>
      <text:p text:style-name="P70"><text:span text:style-name="T30">Зна</text:span><text:span text:style-name="T31">ч</text:span><text:span text:style-name="T30">ение </text:span><text:span text:style-name="T35">R0/</text:span><text:span text:style-name="T36">W0</text:span><text:span text:style-name="T32"> <text:s/></text:span><text:span text:style-name="T33">= <text:s/></text:span><text:span text:style-name="T37">Вкл./Выкл. </text:span><text:span text:style-name="T38">м</text:span><text:span text:style-name="T37">елодию.</text:span></text:p>
      <text:p text:style-name="P59"><text:span text:style-name="T76">Зна</text:span><text:span text:style-name="T79">ч</text:span><text:span text:style-name="T76">ение </text:span><text:span text:style-name="T72">R</text:span>1<text:span text:style-name="T72">/</text:span><text:span text:style-name="T98">W1</text:span><text:span text:style-name="T88"> </text:span><text:span text:style-name="T63">= </text:span><text:span text:style-name="T64">Вкл./Выкл. </text:span><text:span text:style-name="T99">п</text:span><text:span text:style-name="T64">дсветку. </text:span></text:p>
      <text:p text:style-name="P59"><text:span text:style-name="T76">Зна</text:span><text:span text:style-name="T79">ч</text:span><text:span text:style-name="T76">ение </text:span><text:span text:style-name="T72">R</text:span>2<text:span text:style-name="T72">/</text:span><text:span text:style-name="T98">W2</text:span><text:span text:style-name="T88"> </text:span><text:span text:style-name="T63">= <text:s/></text:span><text:span text:style-name="T64">Вкл./Выкл. </text:span><text:span text:style-name="T99">а</text:span><text:span text:style-name="T64">втоповтор.</text:span></text:p>
      <text:p text:style-name="P59"/>
      <text:p text:style-name="P59"><text:span text:style-name="T76">Зна</text:span><text:span text:style-name="T79">ч</text:span><text:span text:style-name="T76">ение </text:span><text:span text:style-name="T97">W</text:span><text:span text:style-name="T64">3</text:span><text:span text:style-name="T88"> </text:span><text:span text:style-name="T63">= <text:s/></text:span><text:span text:style-name="T97">Выбрать воспроизведение звуков природы/ переключить на следующий звук.</text:span></text:p>
      <text:p text:style-name="P59"><text:span text:style-name="T76">Зна</text:span><text:span text:style-name="T79">ч</text:span><text:span text:style-name="T76">ение </text:span><text:span text:style-name="T97">W4</text:span><text:span text:style-name="T88"> </text:span><text:span text:style-name="T63">= <text:s/></text:span><text:span text:style-name="T97">Выбрать воспроизведение музыки/ переключить на следующую композицию.</text:span></text:p>
      <text:p text:style-name="P59"><text:span text:style-name="T76">Зна</text:span><text:span text:style-name="T79">ч</text:span><text:span text:style-name="T76">ение </text:span><text:span text:style-name="T97">W5</text:span><text:span text:style-name="T88"> </text:span><text:span text:style-name="T63">= <text:s/></text:span><text:span text:style-name="T97">Переключить подсветку на следующий режим.</text:span></text:p>
      <text:p text:style-name="P61"/>
      <text:p text:style-name="P57"><text:span text:style-name="T63">Описание</text:span>: <text:span text:style-name="T64">Детский музыкальный ночник — Облачко.</text:span></text:p>
      <text:h text:style-name="P80" text:outline-level="1"><text:bookmark-start text:name="__RefHeading___Toc1731_25183041451"/>Приложение <text:span text:style-name="T58">2</text:span><text:bookmark-end text:name="__RefHeading___Toc1731_25183041451"/></text:h>
      <text:h text:style-name="P88" text:outline-level="3"><text:bookmark-start text:name="__RefHeading___Toc2626_2518304145"/>Типы данных каналов<text:bookmark-end text:name="__RefHeading___Toc2626_2518304145"/></text:h>
      <text:h text:style-name="P81" text:outline-level="1"><text:bookmark-start text:name="__RefHeading___Toc2014_1011300270"/><text:span text:style-name="T65">enum</text:span><text:span text:style-name="T67"> </text:span><text:span text:style-name="T69">DATA_TYPE</text:span><text:bookmark-end text:name="__RefHeading___Toc2014_1011300270"/></text:h>
      <text:p text:style-name="P54">{</text:p>
      <text:p text:style-name="P54"><text:span text:style-name="T66"><text:s text:c="4"/></text:span><text:span text:style-name="T68">INT_8</text:span>,</text:p>
      <text:p text:style-name="P54"><text:span text:style-name="T66"><text:s text:c="4"/></text:span><text:span text:style-name="T68">INT_16</text:span>,</text:p>
      <text:p text:style-name="P54"><text:span text:style-name="T66"><text:s text:c="4"/></text:span><text:span text:style-name="T68">INT_32</text:span>,</text:p>
      <text:p text:style-name="P55"><text:span text:style-name="T66"><text:s text:c="4"/></text:span><text:span text:style-name="T68">INT_64</text:span>,</text:p>
      <text:p text:style-name="P54"><text:span text:style-name="T66"><text:s text:c="4"/></text:span><text:span text:style-name="T68">FLOAT_32</text:span>,</text:p>
      <text:p text:style-name="P55"><text:span text:style-name="T66"><text:s text:c="4"/></text:span><text:span text:style-name="T68">DOUBLE_64</text:span>,<text:span text:style-name="T66"> </text:span><text:span text:style-name="T70">//</text:span><text:span text:style-name="T66"> </text:span><text:span text:style-name="T70">на</text:span><text:span text:style-name="T66"> </text:span><text:span text:style-name="T70">МК</text:span><text:span text:style-name="T66"> </text:span><text:span text:style-name="T70">double</text:span><text:span text:style-name="T66"> </text:span><text:span text:style-name="T70">32-битный</text:span><text:span text:style-name="T66"> </text:span><text:span text:style-name="T70">может</text:span><text:span text:style-name="T66"> </text:span><text:span text:style-name="T70">быть</text:span></text:p>
      <text:p text:style-name="P54"><text:span text:style-name="T66"><text:s text:c="4"/></text:span><text:span text:style-name="T68">BOOL</text:span>,</text:p>
      <text:p text:style-name="P55"><text:span text:style-name="T66"><text:s text:c="4"/></text:span><text:span text:style-name="T68">STRING</text:span>,</text:p>
      <text:p text:style-name="P54"><text:span text:style-name="T66"><text:s text:c="4"/></text:span><text:span text:style-name="T68">RAW</text:span>,</text:p>
      <text:p text:style-name="P54"><text:span text:style-name="T66"><text:s text:c="4"/></text:span><text:span text:style-name="T68">NONE</text:span></text:p>
      <text:p text:style-name="P53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Обычный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0</text:page-number></text:p>
      </style:header>
      <style:header-first>
        <text:p text:style-name="Header_20_left"><text:page-number text:select-page="current">2</text:page-number></text:p>
      </style:header-first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  <style:master-page style:name="Right_20_Page" style:display-name="Right Page" style:page-layout-name="Mpm4" draw:style-name="Mdp1" style:next-style-name="Left_20_Page"/>
    <style:master-page style:name="Left_20_Page" style:display-name="Left Page" style:page-layout-name="Mpm5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5:10:10.180214388</meta:creation-date>
    <dc:date>2023-01-24T14:30:21.797905829</dc:date>
    <meta:editing-duration>PT17H29M52S</meta:editing-duration>
    <meta:editing-cycles>75</meta:editing-cycles>
    <meta:generator>LibreOffice/7.3.7.2$Linux_X86_64 LibreOffice_project/30$Build-2</meta:generator>
    <meta:document-statistic meta:table-count="13" meta:image-count="0" meta:object-count="0" meta:page-count="10" meta:paragraph-count="268" meta:word-count="900" meta:character-count="5356" meta:non-whitespace-character-count="4650"/>
  </office:meta>
</office:document-meta>
</file>